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2.499cm" style:rel-column-width="10236*"/>
    </style:style>
    <style:style style:name="Table9.B" style:family="table-column">
      <style:table-column-properties style:column-width="13.503cm" style:rel-column-width="55299*"/>
    </style:style>
    <style:style style:name="Table9.1" style:family="table-row">
      <style:table-row-properties fo:keep-together="always"/>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B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0" style:family="table">
      <style:table-properties style:width="16.002cm" fo:margin-top="0cm" fo:margin-bottom="0cm" table:align="margins" fo:keep-with-next="always" style:may-break-between-rows="false"/>
    </style:style>
    <style:style style:name="Table10.A" style:family="table-column">
      <style:table-column-properties style:column-width="2.499cm" style:rel-column-width="10236*"/>
    </style:style>
    <style:style style:name="Table10.B" style:family="table-column">
      <style:table-column-properties style:column-width="13.503cm" style:rel-column-width="55299*"/>
    </style:style>
    <style:style style:name="Table10.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dddddd" fo:padding="0.097cm" fo:border="0.25pt solid #000000">
        <style:background-image/>
      </style:table-cell-properties>
    </style:style>
    <style:style style:name="Table10.A2" style:family="table-cell">
      <style:table-cell-properties fo:padding="0.097cm" fo:border-left="0.25pt solid #000000" fo:border-right="none" fo:border-top="none" fo:border-bottom="0.25pt solid #000000"/>
    </style:style>
    <style:style style:name="Table10.B2" style:family="table-cell">
      <style:table-cell-properties fo:padding="0.097cm" fo:border-left="0.25pt solid #000000" fo:border-right="0.25pt solid #000000" fo:border-top="none" fo:border-bottom="0.25pt solid #000000"/>
    </style:style>
    <style:style style:name="Table10.A3" style:family="table-cell">
      <style:table-cell-properties fo:padding="0.097cm" fo:border-left="0.25pt solid #000000" fo:border-right="none" fo:border-top="none" fo:border-bottom="0.25pt solid #000000"/>
    </style:style>
    <style:style style:name="Table10.B3" style:family="table-cell">
      <style:table-cell-properties fo:padding="0.097cm" fo:border-left="0.25pt solid #000000" fo:border-right="0.25pt solid #000000" fo:border-top="none" fo:border-bottom="0.25pt solid #000000"/>
    </style:style>
    <style:style style:name="Table10.A4" style:family="table-cell">
      <style:table-cell-properties fo:padding="0.097cm" fo:border-left="0.25pt solid #000000" fo:border-right="none" fo:border-top="none" fo:border-bottom="0.25pt solid #000000"/>
    </style:style>
    <style:style style:name="Table10.B4" style:family="table-cell">
      <style:table-cell-properties fo:padding="0.097cm" fo:border-left="0.25pt solid #000000" fo:border-right="0.25pt solid #000000" fo:border-top="none" fo:border-bottom="0.25pt solid #000000"/>
    </style:style>
    <style:style style:name="Table10.5" style:family="table-row">
      <style:table-row-properties style:min-row-height="0.011cm"/>
    </style:style>
    <style:style style:name="Table10.A5" style:family="table-cell">
      <style:table-cell-properties fo:padding="0.097cm" fo:border-left="0.25pt solid #000000" fo:border-right="none" fo:border-top="none" fo:border-bottom="0.25pt solid #000000"/>
    </style:style>
    <style:style style:name="Table10.B5" style:family="table-cell">
      <style:table-cell-properties fo:padding="0.097cm" fo:border-left="0.25pt solid #000000" fo:border-right="0.25pt solid #000000" fo:border-top="none" fo:border-bottom="0.25pt solid #000000"/>
    </style:style>
    <style:style style:name="Table10.A6"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499cm" style:rel-column-width="10236*"/>
    </style:style>
    <style:style style:name="Tabella6.B" style:family="table-column">
      <style:table-column-properties style:column-width="13.503cm" style:rel-column-width="55299*"/>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fo:padding="0.097cm" fo:border-left="0.25pt solid #000000" fo:border-right="none" fo:border-top="none" fo:border-bottom="0.25pt solid #000000"/>
    </style:style>
    <style:style style:name="Tabella6.B2" style:family="table-cell">
      <style:table-cell-properties fo:padding="0.097cm" fo:border-left="0.25pt solid #000000" fo:border-right="0.25pt solid #000000" fo:border-top="none" fo:border-bottom="0.25pt solid #000000"/>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5" style:family="table-row">
      <style:table-row-properties style:min-row-height="0.011cm"/>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fo:break-before="page" table:align="margins" fo:keep-with-next="always" style:may-break-between-rows="false"/>
    </style:style>
    <style:style style:name="Table11.A" style:family="table-column">
      <style:table-column-properties style:column-width="6.1cm" style:rel-column-width="24980*"/>
    </style:style>
    <style:style style:name="Table11.B" style:family="table-column">
      <style:table-column-properties style:column-width="1cm" style:rel-column-width="4095*"/>
    </style:style>
    <style:style style:name="Table11.C" style:family="table-column">
      <style:table-column-properties style:column-width="2.3cm" style:rel-column-width="9419*"/>
    </style:style>
    <style:style style:name="Table11.G" style:family="table-column">
      <style:table-column-properties style:column-width="2.304cm" style:rel-column-width="9432*"/>
    </style:style>
    <style:style style:name="Table11.1" style:family="table-row">
      <style:table-row-properties fo:keep-together="always"/>
    </style:style>
    <style:style style:name="Table1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1.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F1" style:family="table-cell">
      <style:table-cell-properties fo:background-color="#dddddd" fo:padding="0.101cm" fo:border="0.25pt solid #000000">
        <style:background-image/>
      </style:table-cell-properties>
    </style:style>
    <style:style style:name="Table1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1.B2" style:family="table-cell">
      <style:table-cell-properties fo:background-color="#dddddd" fo:padding="0.101cm" fo:border-left="0.25pt solid #000000" fo:border-right="none" fo:border-top="none" fo:border-bottom="0.25pt solid #000000">
        <style:background-image/>
      </style:table-cell-properties>
    </style:style>
    <style:style style:name="Table11.C2" style:family="table-cell">
      <style:table-cell-properties fo:background-color="#dddddd" fo:padding="0.101cm" fo:border-left="0.25pt solid #000000" fo:border-right="none" fo:border-top="none" fo:border-bottom="0.25pt solid #000000">
        <style:background-image/>
      </style:table-cell-properties>
    </style:style>
    <style:style style:name="Table11.D2" style:family="table-cell">
      <style:table-cell-properties fo:background-color="#dddddd" fo:padding="0.101cm" fo:border-left="0.25pt solid #000000" fo:border-right="none" fo:border-top="none" fo:border-bottom="0.25pt solid #000000">
        <style:background-image/>
      </style:table-cell-properties>
    </style:style>
    <style:style style:name="Table11.E2" style:family="table-cell">
      <style:table-cell-properties fo:background-color="#dddddd" fo:padding="0.101cm" fo:border-left="0.25pt solid #000000" fo:border-right="none" fo:border-top="none" fo:border-bottom="0.25pt solid #000000">
        <style:background-image/>
      </style:table-cell-properties>
    </style:style>
    <style:style style:name="Table11.F2" style:family="table-cell">
      <style:table-cell-properties fo:background-color="#dddddd" fo:padding="0.101cm" fo:border-left="0.25pt solid #000000" fo:border-right="none" fo:border-top="none" fo:border-bottom="0.25pt solid #000000">
        <style:background-image/>
      </style:table-cell-properties>
    </style:style>
    <style:style style:name="Table11.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1.A3" style:family="table-cell">
      <style:table-cell-properties style:vertical-align="middle" fo:padding="0.101cm" fo:border-left="0.25pt solid #000000" fo:border-right="none" fo:border-top="none" fo:border-bottom="0.25pt solid #000000"/>
    </style:style>
    <style:style style:name="Table11.B3" style:family="table-cell">
      <style:table-cell-properties style:vertical-align="middle" fo:padding="0.101cm" fo:border-left="0.25pt solid #000000" fo:border-right="none" fo:border-top="none" fo:border-bottom="0.25pt solid #000000"/>
    </style:style>
    <style:style style:name="Table11.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1.D3" style:family="table-cell">
      <style:table-cell-properties style:vertical-align="middle" fo:padding="0.101cm" fo:border-left="0.25pt solid #000000" fo:border-right="none" fo:border-top="none" fo:border-bottom="0.25pt solid #000000"/>
    </style:style>
    <style:style style:name="Table11.E3" style:family="table-cell">
      <style:table-cell-properties style:vertical-align="middle" fo:padding="0.101cm" fo:border-left="0.25pt solid #000000" fo:border-right="none" fo:border-top="none" fo:border-bottom="0.25pt solid #000000"/>
    </style:style>
    <style:style style:name="Table11.F3" style:family="table-cell">
      <style:table-cell-properties style:vertical-align="middle" fo:padding="0.101cm" fo:border-left="0.25pt solid #000000" fo:border-right="none" fo:border-top="none" fo:border-bottom="0.25pt solid #000000"/>
    </style:style>
    <style:style style:name="Table11.G3" style:family="table-cell">
      <style:table-cell-properties style:vertical-align="middle" fo:padding="0.101cm" fo:border-left="0.25pt solid #000000" fo:border-right="0.25pt solid #000000" fo:border-top="none" fo:border-bottom="0.25pt solid #000000"/>
    </style:style>
    <style:style style:name="Table11.A4" style:family="table-cell">
      <style:table-cell-properties style:vertical-align="middle" fo:padding="0.101cm" fo:border-left="0.25pt solid #000000" fo:border-right="none" fo:border-top="none" fo:border-bottom="0.25pt solid #000000"/>
    </style:style>
    <style:style style:name="Table11.B4" style:family="table-cell">
      <style:table-cell-properties style:vertical-align="middle" fo:padding="0.101cm" fo:border-left="0.25pt solid #000000" fo:border-right="none" fo:border-top="none" fo:border-bottom="0.25pt solid #000000"/>
    </style:style>
    <style:style style:name="Table11.D4" style:family="table-cell">
      <style:table-cell-properties style:vertical-align="middle" fo:padding="0.101cm" fo:border-left="0.25pt solid #000000" fo:border-right="none" fo:border-top="none" fo:border-bottom="0.25pt solid #000000"/>
    </style:style>
    <style:style style:name="Table11.E4" style:family="table-cell">
      <style:table-cell-properties style:vertical-align="middle" fo:padding="0.101cm" fo:border-left="0.25pt solid #000000" fo:border-right="none" fo:border-top="none" fo:border-bottom="0.25pt solid #000000"/>
    </style:style>
    <style:style style:name="Table11.F4" style:family="table-cell">
      <style:table-cell-properties style:vertical-align="middle" fo:padding="0.101cm" fo:border-left="0.25pt solid #000000" fo:border-right="none" fo:border-top="none" fo:border-bottom="0.25pt solid #000000"/>
    </style:style>
    <style:style style:name="Table11.G4" style:family="table-cell">
      <style:table-cell-properties style:vertical-align="middle" fo:padding="0.101cm" fo:border-left="0.25pt solid #000000" fo:border-right="0.25pt solid #000000" fo:border-top="none" fo:border-bottom="0.25pt solid #000000"/>
    </style:style>
    <style:style style:name="Table11.A5" style:family="table-cell">
      <style:table-cell-properties style:vertical-align="middle" fo:padding="0.101cm" fo:border-left="0.25pt solid #000000" fo:border-right="none" fo:border-top="none" fo:border-bottom="0.25pt solid #000000"/>
    </style:style>
    <style:style style:name="Table11.B5" style:family="table-cell">
      <style:table-cell-properties style:vertical-align="middle" fo:padding="0.101cm" fo:border-left="0.25pt solid #000000" fo:border-right="none" fo:border-top="none" fo:border-bottom="0.25pt solid #000000"/>
    </style:style>
    <style:style style:name="Table11.D5" style:family="table-cell">
      <style:table-cell-properties style:vertical-align="middle" fo:padding="0.101cm" fo:border-left="0.25pt solid #000000" fo:border-right="none" fo:border-top="none" fo:border-bottom="0.25pt solid #000000"/>
    </style:style>
    <style:style style:name="Table11.E5" style:family="table-cell">
      <style:table-cell-properties style:vertical-align="middle" fo:padding="0.101cm" fo:border-left="0.25pt solid #000000" fo:border-right="none" fo:border-top="none" fo:border-bottom="0.25pt solid #000000"/>
    </style:style>
    <style:style style:name="Table11.F5" style:family="table-cell">
      <style:table-cell-properties style:vertical-align="middle" fo:padding="0.101cm" fo:border-left="0.25pt solid #000000" fo:border-right="none" fo:border-top="none" fo:border-bottom="0.25pt solid #000000"/>
    </style:style>
    <style:style style:name="Table11.G5" style:family="table-cell">
      <style:table-cell-properties style:vertical-align="middle" fo:padding="0.101cm" fo:border-left="0.25pt solid #000000" fo:border-right="0.25pt solid #000000" fo:border-top="none" fo:border-bottom="0.25pt solid #000000"/>
    </style:style>
    <style:style style:name="Table11.A6" style:family="table-cell">
      <style:table-cell-properties style:vertical-align="middle" fo:padding="0.101cm" fo:border-left="0.25pt solid #000000" fo:border-right="none" fo:border-top="none" fo:border-bottom="0.25pt solid #000000"/>
    </style:style>
    <style:style style:name="Table11.B6" style:family="table-cell">
      <style:table-cell-properties style:vertical-align="middle" fo:padding="0.101cm" fo:border-left="0.25pt solid #000000" fo:border-right="none" fo:border-top="none" fo:border-bottom="0.25pt solid #000000"/>
    </style:style>
    <style:style style:name="Table11.D6" style:family="table-cell">
      <style:table-cell-properties style:vertical-align="middle" fo:padding="0.101cm" fo:border-left="0.25pt solid #000000" fo:border-right="none" fo:border-top="none" fo:border-bottom="0.25pt solid #000000"/>
    </style:style>
    <style:style style:name="Table11.E6" style:family="table-cell">
      <style:table-cell-properties style:vertical-align="middle" fo:padding="0.101cm" fo:border-left="0.25pt solid #000000" fo:border-right="none" fo:border-top="none" fo:border-bottom="0.25pt solid #000000"/>
    </style:style>
    <style:style style:name="Table11.F6" style:family="table-cell">
      <style:table-cell-properties style:vertical-align="middle" fo:padding="0.101cm" fo:border-left="0.25pt solid #000000" fo:border-right="none" fo:border-top="none" fo:border-bottom="0.25pt solid #000000"/>
    </style:style>
    <style:style style:name="Table11.G6" style:family="table-cell">
      <style:table-cell-properties style:vertical-align="middle" fo:padding="0.101cm" fo:border-left="0.25pt solid #000000" fo:border-right="0.25pt solid #000000" fo:border-top="none" fo:border-bottom="0.25pt solid #000000"/>
    </style:style>
    <style:style style:name="Table11.A7" style:family="table-cell">
      <style:table-cell-properties style:vertical-align="middle" fo:padding="0.101cm" fo:border-left="0.25pt solid #000000" fo:border-right="none" fo:border-top="none" fo:border-bottom="0.25pt solid #000000"/>
    </style:style>
    <style:style style:name="Table11.B7" style:family="table-cell">
      <style:table-cell-properties style:vertical-align="middle" fo:padding="0.101cm" fo:border-left="0.25pt solid #000000" fo:border-right="none" fo:border-top="none" fo:border-bottom="0.25pt solid #000000"/>
    </style:style>
    <style:style style:name="Table11.D7" style:family="table-cell">
      <style:table-cell-properties style:vertical-align="middle" fo:padding="0.101cm" fo:border-left="0.25pt solid #000000" fo:border-right="none" fo:border-top="none" fo:border-bottom="0.25pt solid #000000"/>
    </style:style>
    <style:style style:name="Table11.E7" style:family="table-cell">
      <style:table-cell-properties style:vertical-align="middle" fo:padding="0.101cm" fo:border-left="0.25pt solid #000000" fo:border-right="none" fo:border-top="none" fo:border-bottom="0.25pt solid #000000"/>
    </style:style>
    <style:style style:name="Table11.F7" style:family="table-cell">
      <style:table-cell-properties style:vertical-align="middle" fo:padding="0.101cm" fo:border-left="0.25pt solid #000000" fo:border-right="none" fo:border-top="none" fo:border-bottom="0.25pt solid #000000"/>
    </style:style>
    <style:style style:name="Table11.G7" style:family="table-cell">
      <style:table-cell-properties style:vertical-align="middle" fo:padding="0.101cm" fo:border-left="0.25pt solid #000000" fo:border-right="0.25pt solid #000000" fo:border-top="none" fo:border-bottom="0.25pt solid #000000"/>
    </style:style>
    <style:style style:name="Table11.8" style:family="table-row">
      <style:table-row-properties style:min-row-height="0.095cm" fo:keep-together="always"/>
    </style:style>
    <style:style style:name="Table11.A8" style:family="table-cell">
      <style:table-cell-properties style:vertical-align="middle" fo:padding="0.101cm" fo:border-left="0.25pt solid #000000" fo:border-right="none" fo:border-top="none" fo:border-bottom="0.25pt solid #000000"/>
    </style:style>
    <style:style style:name="Table11.B8" style:family="table-cell">
      <style:table-cell-properties style:vertical-align="middle" fo:padding="0.101cm" fo:border-left="0.25pt solid #000000" fo:border-right="none" fo:border-top="none" fo:border-bottom="0.25pt solid #000000"/>
    </style:style>
    <style:style style:name="Table11.D8" style:family="table-cell">
      <style:table-cell-properties style:vertical-align="middle" fo:padding="0.101cm" fo:border-left="0.25pt solid #000000" fo:border-right="none" fo:border-top="none" fo:border-bottom="0.25pt solid #000000"/>
    </style:style>
    <style:style style:name="Table11.E8" style:family="table-cell">
      <style:table-cell-properties style:vertical-align="middle" fo:padding="0.101cm" fo:border-left="0.25pt solid #000000" fo:border-right="none" fo:border-top="none" fo:border-bottom="0.25pt solid #000000"/>
    </style:style>
    <style:style style:name="Table11.F8" style:family="table-cell">
      <style:table-cell-properties style:vertical-align="middle" fo:padding="0.101cm" fo:border-left="0.25pt solid #000000" fo:border-right="none" fo:border-top="none" fo:border-bottom="0.25pt solid #000000"/>
    </style:style>
    <style:style style:name="Table11.G8" style:family="table-cell">
      <style:table-cell-properties style:vertical-align="middle" fo:padding="0.101cm" fo:border-left="0.25pt solid #000000" fo:border-right="0.25pt solid #000000" fo:border-top="none" fo:border-bottom="0.25pt solid #000000"/>
    </style:style>
    <style:style style:name="Table11.A9" style:family="table-cell">
      <style:table-cell-properties style:vertical-align="middle" fo:padding="0.101cm" fo:border-left="0.25pt solid #000000" fo:border-right="0.25pt solid #000000" fo:border-top="none" fo:border-bottom="0.25pt solid #000000"/>
    </style:style>
    <style:style style:name="Table12" style:family="table">
      <style:table-properties style:width="16.002cm" fo:margin-top="0cm" fo:margin-bottom="0cm" fo:break-before="auto" fo:break-after="auto" table:align="margins" fo:keep-with-next="always" style:may-break-between-rows="false"/>
    </style:style>
    <style:style style:name="Table12.A" style:family="table-column">
      <style:table-column-properties style:column-width="6.1cm" style:rel-column-width="24980*"/>
    </style:style>
    <style:style style:name="Table12.B" style:family="table-column">
      <style:table-column-properties style:column-width="1cm" style:rel-column-width="4095*"/>
    </style:style>
    <style:style style:name="Table12.C" style:family="table-column">
      <style:table-column-properties style:column-width="2.3cm" style:rel-column-width="9419*"/>
    </style:style>
    <style:style style:name="Table12.G" style:family="table-column">
      <style:table-column-properties style:column-width="2.304cm" style:rel-column-width="9432*"/>
    </style:style>
    <style:style style:name="Table12.1" style:family="table-row">
      <style:table-row-properties fo:keep-together="always"/>
    </style:style>
    <style:style style:name="Table1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2.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F1" style:family="table-cell">
      <style:table-cell-properties fo:background-color="#dddddd" fo:padding="0.101cm" fo:border="0.25pt solid #000000">
        <style:background-image/>
      </style:table-cell-properties>
    </style:style>
    <style:style style:name="Table1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2.B2" style:family="table-cell">
      <style:table-cell-properties fo:background-color="#dddddd" fo:padding="0.101cm" fo:border-left="0.25pt solid #000000" fo:border-right="none" fo:border-top="none" fo:border-bottom="0.25pt solid #000000">
        <style:background-image/>
      </style:table-cell-properties>
    </style:style>
    <style:style style:name="Table12.C2" style:family="table-cell">
      <style:table-cell-properties fo:background-color="#dddddd" fo:padding="0.101cm" fo:border-left="0.25pt solid #000000" fo:border-right="none" fo:border-top="none" fo:border-bottom="0.25pt solid #000000">
        <style:background-image/>
      </style:table-cell-properties>
    </style:style>
    <style:style style:name="Table12.D2" style:family="table-cell">
      <style:table-cell-properties fo:background-color="#dddddd" fo:padding="0.101cm" fo:border-left="0.25pt solid #000000" fo:border-right="none" fo:border-top="none" fo:border-bottom="0.25pt solid #000000">
        <style:background-image/>
      </style:table-cell-properties>
    </style:style>
    <style:style style:name="Table12.E2" style:family="table-cell">
      <style:table-cell-properties fo:background-color="#dddddd" fo:padding="0.101cm" fo:border-left="0.25pt solid #000000" fo:border-right="none" fo:border-top="none" fo:border-bottom="0.25pt solid #000000">
        <style:background-image/>
      </style:table-cell-properties>
    </style:style>
    <style:style style:name="Table12.F2" style:family="table-cell">
      <style:table-cell-properties fo:background-color="#dddddd" fo:padding="0.101cm" fo:border-left="0.25pt solid #000000" fo:border-right="none" fo:border-top="none" fo:border-bottom="0.25pt solid #000000">
        <style:background-image/>
      </style:table-cell-properties>
    </style:style>
    <style:style style:name="Table12.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2.A3" style:family="table-cell">
      <style:table-cell-properties style:vertical-align="middle" fo:padding="0.101cm" fo:border-left="0.25pt solid #000000" fo:border-right="none" fo:border-top="none" fo:border-bottom="0.25pt solid #000000"/>
    </style:style>
    <style:style style:name="Table12.B3" style:family="table-cell">
      <style:table-cell-properties style:vertical-align="middle" fo:padding="0.101cm" fo:border-left="0.25pt solid #000000" fo:border-right="none" fo:border-top="none" fo:border-bottom="0.25pt solid #000000"/>
    </style:style>
    <style:style style:name="Table12.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2.D3" style:family="table-cell">
      <style:table-cell-properties style:vertical-align="middle" fo:padding="0.101cm" fo:border-left="0.25pt solid #000000" fo:border-right="none" fo:border-top="none" fo:border-bottom="0.25pt solid #000000"/>
    </style:style>
    <style:style style:name="Table12.E3" style:family="table-cell">
      <style:table-cell-properties style:vertical-align="middle" fo:padding="0.101cm" fo:border-left="0.25pt solid #000000" fo:border-right="none" fo:border-top="none" fo:border-bottom="0.25pt solid #000000"/>
    </style:style>
    <style:style style:name="Table12.F3" style:family="table-cell">
      <style:table-cell-properties style:vertical-align="middle" fo:padding="0.101cm" fo:border-left="0.25pt solid #000000" fo:border-right="none" fo:border-top="none" fo:border-bottom="0.25pt solid #000000"/>
    </style:style>
    <style:style style:name="Table12.G3" style:family="table-cell">
      <style:table-cell-properties style:vertical-align="middle" fo:padding="0.101cm" fo:border-left="0.25pt solid #000000" fo:border-right="0.25pt solid #000000" fo:border-top="none" fo:border-bottom="0.25pt solid #000000"/>
    </style:style>
    <style:style style:name="Table12.A4" style:family="table-cell">
      <style:table-cell-properties style:vertical-align="middle" fo:padding="0.101cm" fo:border-left="0.25pt solid #000000" fo:border-right="none" fo:border-top="none" fo:border-bottom="0.25pt solid #000000"/>
    </style:style>
    <style:style style:name="Table12.B4" style:family="table-cell">
      <style:table-cell-properties style:vertical-align="middle" fo:padding="0.101cm" fo:border-left="0.25pt solid #000000" fo:border-right="none" fo:border-top="none" fo:border-bottom="0.25pt solid #000000"/>
    </style:style>
    <style:style style:name="Table12.D4" style:family="table-cell">
      <style:table-cell-properties style:vertical-align="middle" fo:padding="0.101cm" fo:border-left="0.25pt solid #000000" fo:border-right="none" fo:border-top="none" fo:border-bottom="0.25pt solid #000000"/>
    </style:style>
    <style:style style:name="Table12.E4" style:family="table-cell">
      <style:table-cell-properties style:vertical-align="middle" fo:padding="0.101cm" fo:border-left="0.25pt solid #000000" fo:border-right="none" fo:border-top="none" fo:border-bottom="0.25pt solid #000000"/>
    </style:style>
    <style:style style:name="Table12.F4" style:family="table-cell">
      <style:table-cell-properties style:vertical-align="middle" fo:padding="0.101cm" fo:border-left="0.25pt solid #000000" fo:border-right="none" fo:border-top="none" fo:border-bottom="0.25pt solid #000000"/>
    </style:style>
    <style:style style:name="Table12.G4" style:family="table-cell">
      <style:table-cell-properties style:vertical-align="middle" fo:padding="0.101cm" fo:border-left="0.25pt solid #000000" fo:border-right="0.25pt solid #000000" fo:border-top="none" fo:border-bottom="0.25pt solid #000000"/>
    </style:style>
    <style:style style:name="Table12.A5" style:family="table-cell">
      <style:table-cell-properties style:vertical-align="middle" fo:padding="0.101cm" fo:border-left="0.25pt solid #000000" fo:border-right="none" fo:border-top="none" fo:border-bottom="0.25pt solid #000000"/>
    </style:style>
    <style:style style:name="Table12.B5" style:family="table-cell">
      <style:table-cell-properties style:vertical-align="middle" fo:padding="0.101cm" fo:border-left="0.25pt solid #000000" fo:border-right="none" fo:border-top="none" fo:border-bottom="0.25pt solid #000000"/>
    </style:style>
    <style:style style:name="Table12.D5" style:family="table-cell">
      <style:table-cell-properties style:vertical-align="middle" fo:padding="0.101cm" fo:border-left="0.25pt solid #000000" fo:border-right="none" fo:border-top="none" fo:border-bottom="0.25pt solid #000000"/>
    </style:style>
    <style:style style:name="Table12.E5" style:family="table-cell">
      <style:table-cell-properties style:vertical-align="middle" fo:padding="0.101cm" fo:border-left="0.25pt solid #000000" fo:border-right="none" fo:border-top="none" fo:border-bottom="0.25pt solid #000000"/>
    </style:style>
    <style:style style:name="Table12.F5" style:family="table-cell">
      <style:table-cell-properties style:vertical-align="middle" fo:padding="0.101cm" fo:border-left="0.25pt solid #000000" fo:border-right="none" fo:border-top="none" fo:border-bottom="0.25pt solid #000000"/>
    </style:style>
    <style:style style:name="Table12.G5" style:family="table-cell">
      <style:table-cell-properties style:vertical-align="middle" fo:padding="0.101cm" fo:border-left="0.25pt solid #000000" fo:border-right="0.25pt solid #000000" fo:border-top="none" fo:border-bottom="0.25pt solid #000000"/>
    </style:style>
    <style:style style:name="Table12.6" style:family="table-row">
      <style:table-row-properties style:min-row-height="0.614cm" fo:keep-together="always"/>
    </style:style>
    <style:style style:name="Table12.A6" style:family="table-cell">
      <style:table-cell-properties style:vertical-align="middle" fo:padding="0.101cm" fo:border-left="0.25pt solid #000000" fo:border-right="none" fo:border-top="none" fo:border-bottom="0.25pt solid #000000"/>
    </style:style>
    <style:style style:name="Table12.B6" style:family="table-cell">
      <style:table-cell-properties style:vertical-align="middle" fo:padding="0.101cm" fo:border-left="0.25pt solid #000000" fo:border-right="none" fo:border-top="none" fo:border-bottom="0.25pt solid #000000"/>
    </style:style>
    <style:style style:name="Table12.D6" style:family="table-cell">
      <style:table-cell-properties style:vertical-align="middle" fo:padding="0.101cm" fo:border-left="0.25pt solid #000000" fo:border-right="none" fo:border-top="none" fo:border-bottom="0.25pt solid #000000"/>
    </style:style>
    <style:style style:name="Table12.E6" style:family="table-cell">
      <style:table-cell-properties style:vertical-align="middle" fo:padding="0.101cm" fo:border-left="0.25pt solid #000000" fo:border-right="none" fo:border-top="none" fo:border-bottom="0.25pt solid #000000"/>
    </style:style>
    <style:style style:name="Table12.F6" style:family="table-cell">
      <style:table-cell-properties style:vertical-align="middle" fo:padding="0.101cm" fo:border-left="0.25pt solid #000000" fo:border-right="none" fo:border-top="none" fo:border-bottom="0.25pt solid #000000"/>
    </style:style>
    <style:style style:name="Table12.G6" style:family="table-cell">
      <style:table-cell-properties style:vertical-align="middle" fo:padding="0.101cm" fo:border-left="0.25pt solid #000000" fo:border-right="0.25pt solid #000000" fo:border-top="none" fo:border-bottom="0.25pt solid #000000"/>
    </style:style>
    <style:style style:name="Table12.A7" style:family="table-cell">
      <style:table-cell-properties style:vertical-align="middle" fo:padding="0.101cm" fo:border-left="0.25pt solid #000000" fo:border-right="none" fo:border-top="none" fo:border-bottom="0.25pt solid #000000"/>
    </style:style>
    <style:style style:name="Table12.B7" style:family="table-cell">
      <style:table-cell-properties style:vertical-align="middle" fo:padding="0.101cm" fo:border-left="0.25pt solid #000000" fo:border-right="none" fo:border-top="none" fo:border-bottom="0.25pt solid #000000"/>
    </style:style>
    <style:style style:name="Table12.D7" style:family="table-cell">
      <style:table-cell-properties style:vertical-align="middle" fo:padding="0.101cm" fo:border-left="0.25pt solid #000000" fo:border-right="none" fo:border-top="none" fo:border-bottom="0.25pt solid #000000"/>
    </style:style>
    <style:style style:name="Table12.E7" style:family="table-cell">
      <style:table-cell-properties style:vertical-align="middle" fo:padding="0.101cm" fo:border-left="0.25pt solid #000000" fo:border-right="none" fo:border-top="none" fo:border-bottom="0.25pt solid #000000"/>
    </style:style>
    <style:style style:name="Table12.F7" style:family="table-cell">
      <style:table-cell-properties style:vertical-align="middle" fo:padding="0.101cm" fo:border-left="0.25pt solid #000000" fo:border-right="none" fo:border-top="none" fo:border-bottom="0.25pt solid #000000"/>
    </style:style>
    <style:style style:name="Table12.G7" style:family="table-cell">
      <style:table-cell-properties style:vertical-align="middle" fo:padding="0.101cm" fo:border-left="0.25pt solid #000000" fo:border-right="0.25pt solid #000000" fo:border-top="none" fo:border-bottom="0.25pt solid #000000"/>
    </style:style>
    <style:style style:name="Table12.A8" style:family="table-cell">
      <style:table-cell-properties style:vertical-align="middle" fo:padding="0.101cm" fo:border-left="0.25pt solid #000000" fo:border-right="none" fo:border-top="none" fo:border-bottom="0.25pt solid #000000"/>
    </style:style>
    <style:style style:name="Table12.B8" style:family="table-cell">
      <style:table-cell-properties style:vertical-align="middle" fo:padding="0.101cm" fo:border-left="0.25pt solid #000000" fo:border-right="none" fo:border-top="none" fo:border-bottom="0.25pt solid #000000"/>
    </style:style>
    <style:style style:name="Table12.D8" style:family="table-cell">
      <style:table-cell-properties style:vertical-align="middle" fo:padding="0.101cm" fo:border-left="0.25pt solid #000000" fo:border-right="none" fo:border-top="none" fo:border-bottom="0.25pt solid #000000"/>
    </style:style>
    <style:style style:name="Table12.E8" style:family="table-cell">
      <style:table-cell-properties style:vertical-align="middle" fo:padding="0.101cm" fo:border-left="0.25pt solid #000000" fo:border-right="none" fo:border-top="none" fo:border-bottom="0.25pt solid #000000"/>
    </style:style>
    <style:style style:name="Table12.F8" style:family="table-cell">
      <style:table-cell-properties style:vertical-align="middle" fo:padding="0.101cm" fo:border-left="0.25pt solid #000000" fo:border-right="none" fo:border-top="none" fo:border-bottom="0.25pt solid #000000"/>
    </style:style>
    <style:style style:name="Table12.G8" style:family="table-cell">
      <style:table-cell-properties style:vertical-align="middle" fo:padding="0.101cm" fo:border-left="0.25pt solid #000000" fo:border-right="0.25pt solid #000000" fo:border-top="none" fo:border-bottom="0.25pt solid #000000"/>
    </style:style>
    <style:style style:name="Table12.A9" style:family="table-cell">
      <style:table-cell-properties style:vertical-align="middle" fo:padding="0.101cm" fo:border-left="0.25pt solid #000000" fo:border-right="none" fo:border-top="none" fo:border-bottom="0.25pt solid #000000"/>
    </style:style>
    <style:style style:name="Table12.B9" style:family="table-cell">
      <style:table-cell-properties style:vertical-align="middle" fo:padding="0.101cm" fo:border-left="0.25pt solid #000000" fo:border-right="none" fo:border-top="none" fo:border-bottom="0.25pt solid #000000"/>
    </style:style>
    <style:style style:name="Table12.D9" style:family="table-cell">
      <style:table-cell-properties style:vertical-align="middle" fo:padding="0.101cm" fo:border-left="0.25pt solid #000000" fo:border-right="none" fo:border-top="none" fo:border-bottom="0.25pt solid #000000"/>
    </style:style>
    <style:style style:name="Table12.E9" style:family="table-cell">
      <style:table-cell-properties style:vertical-align="middle" fo:padding="0.101cm" fo:border-left="0.25pt solid #000000" fo:border-right="none" fo:border-top="none" fo:border-bottom="0.25pt solid #000000"/>
    </style:style>
    <style:style style:name="Table12.F9" style:family="table-cell">
      <style:table-cell-properties style:vertical-align="middle" fo:padding="0.101cm" fo:border-left="0.25pt solid #000000" fo:border-right="none" fo:border-top="none" fo:border-bottom="0.25pt solid #000000"/>
    </style:style>
    <style:style style:name="Table12.G9" style:family="table-cell">
      <style:table-cell-properties style:vertical-align="middle" fo:padding="0.101cm" fo:border-left="0.25pt solid #000000" fo:border-right="0.25pt solid #000000" fo:border-top="none" fo:border-bottom="0.25pt solid #000000"/>
    </style:style>
    <style:style style:name="Table12.A10" style:family="table-cell">
      <style:table-cell-properties style:vertical-align="middle" fo:padding="0.101cm" fo:border-left="0.25pt solid #000000" fo:border-right="0.25pt solid #000000" fo:border-top="none" fo:border-bottom="0.25pt solid #000000"/>
    </style:style>
    <style:style style:name="Table13" style:family="table">
      <style:table-properties style:width="16.002cm" fo:margin-top="0cm" fo:margin-bottom="0cm" fo:break-before="auto" fo:break-after="auto" table:align="margins" fo:keep-with-next="always" style:may-break-between-rows="false"/>
    </style:style>
    <style:style style:name="Table13.A" style:family="table-column">
      <style:table-column-properties style:column-width="6.1cm" style:rel-column-width="24980*"/>
    </style:style>
    <style:style style:name="Table13.B" style:family="table-column">
      <style:table-column-properties style:column-width="1cm" style:rel-column-width="4095*"/>
    </style:style>
    <style:style style:name="Table13.C" style:family="table-column">
      <style:table-column-properties style:column-width="2.3cm" style:rel-column-width="9419*"/>
    </style:style>
    <style:style style:name="Table13.G" style:family="table-column">
      <style:table-column-properties style:column-width="2.304cm" style:rel-column-width="9432*"/>
    </style:style>
    <style:style style:name="Table13.1" style:family="table-row">
      <style:table-row-properties fo:keep-together="always"/>
    </style:style>
    <style:style style:name="Table1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3.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F1" style:family="table-cell">
      <style:table-cell-properties fo:background-color="#dddddd" fo:padding="0.101cm" fo:border="0.25pt solid #000000">
        <style:background-image/>
      </style:table-cell-properties>
    </style:style>
    <style:style style:name="Table1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3.B2" style:family="table-cell">
      <style:table-cell-properties fo:background-color="#dddddd" fo:padding="0.101cm" fo:border-left="0.25pt solid #000000" fo:border-right="none" fo:border-top="none" fo:border-bottom="0.25pt solid #000000">
        <style:background-image/>
      </style:table-cell-properties>
    </style:style>
    <style:style style:name="Table13.C2" style:family="table-cell">
      <style:table-cell-properties fo:background-color="#dddddd" fo:padding="0.101cm" fo:border-left="0.25pt solid #000000" fo:border-right="none" fo:border-top="none" fo:border-bottom="0.25pt solid #000000">
        <style:background-image/>
      </style:table-cell-properties>
    </style:style>
    <style:style style:name="Table13.D2" style:family="table-cell">
      <style:table-cell-properties fo:background-color="#dddddd" fo:padding="0.101cm" fo:border-left="0.25pt solid #000000" fo:border-right="none" fo:border-top="none" fo:border-bottom="0.25pt solid #000000">
        <style:background-image/>
      </style:table-cell-properties>
    </style:style>
    <style:style style:name="Table13.E2" style:family="table-cell">
      <style:table-cell-properties fo:background-color="#dddddd" fo:padding="0.101cm" fo:border-left="0.25pt solid #000000" fo:border-right="none" fo:border-top="none" fo:border-bottom="0.25pt solid #000000">
        <style:background-image/>
      </style:table-cell-properties>
    </style:style>
    <style:style style:name="Table13.F2" style:family="table-cell">
      <style:table-cell-properties fo:background-color="#dddddd" fo:padding="0.101cm" fo:border-left="0.25pt solid #000000" fo:border-right="none" fo:border-top="none" fo:border-bottom="0.25pt solid #000000">
        <style:background-image/>
      </style:table-cell-properties>
    </style:style>
    <style:style style:name="Table13.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3.A3" style:family="table-cell">
      <style:table-cell-properties style:vertical-align="middle" fo:padding="0.101cm" fo:border-left="0.25pt solid #000000" fo:border-right="none" fo:border-top="none" fo:border-bottom="0.25pt solid #000000"/>
    </style:style>
    <style:style style:name="Table13.B3" style:family="table-cell">
      <style:table-cell-properties style:vertical-align="middle" fo:padding="0.101cm" fo:border-left="0.25pt solid #000000" fo:border-right="none" fo:border-top="none" fo:border-bottom="0.25pt solid #000000"/>
    </style:style>
    <style:style style:name="Table13.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3.D3" style:family="table-cell">
      <style:table-cell-properties style:vertical-align="middle" fo:padding="0.101cm" fo:border-left="0.25pt solid #000000" fo:border-right="none" fo:border-top="none" fo:border-bottom="0.25pt solid #000000"/>
    </style:style>
    <style:style style:name="Table13.E3" style:family="table-cell">
      <style:table-cell-properties style:vertical-align="middle" fo:padding="0.101cm" fo:border-left="0.25pt solid #000000" fo:border-right="none" fo:border-top="none" fo:border-bottom="0.25pt solid #000000"/>
    </style:style>
    <style:style style:name="Table13.F3" style:family="table-cell">
      <style:table-cell-properties style:vertical-align="middle" fo:padding="0.101cm" fo:border-left="0.25pt solid #000000" fo:border-right="none" fo:border-top="none" fo:border-bottom="0.25pt solid #000000"/>
    </style:style>
    <style:style style:name="Table13.G3" style:family="table-cell">
      <style:table-cell-properties style:vertical-align="middle" fo:padding="0.101cm" fo:border-left="0.25pt solid #000000" fo:border-right="0.25pt solid #000000" fo:border-top="none" fo:border-bottom="0.25pt solid #000000"/>
    </style:style>
    <style:style style:name="Table13.A4" style:family="table-cell">
      <style:table-cell-properties style:vertical-align="middle" fo:padding="0.101cm" fo:border-left="0.25pt solid #000000" fo:border-right="none" fo:border-top="none" fo:border-bottom="0.25pt solid #000000"/>
    </style:style>
    <style:style style:name="Table13.B4" style:family="table-cell">
      <style:table-cell-properties style:vertical-align="middle" fo:padding="0.101cm" fo:border-left="0.25pt solid #000000" fo:border-right="none" fo:border-top="none" fo:border-bottom="0.25pt solid #000000"/>
    </style:style>
    <style:style style:name="Table13.D4" style:family="table-cell">
      <style:table-cell-properties style:vertical-align="middle" fo:padding="0.101cm" fo:border-left="0.25pt solid #000000" fo:border-right="none" fo:border-top="none" fo:border-bottom="0.25pt solid #000000"/>
    </style:style>
    <style:style style:name="Table13.E4" style:family="table-cell">
      <style:table-cell-properties style:vertical-align="middle" fo:padding="0.101cm" fo:border-left="0.25pt solid #000000" fo:border-right="none" fo:border-top="none" fo:border-bottom="0.25pt solid #000000"/>
    </style:style>
    <style:style style:name="Table13.F4" style:family="table-cell">
      <style:table-cell-properties style:vertical-align="middle" fo:padding="0.101cm" fo:border-left="0.25pt solid #000000" fo:border-right="none" fo:border-top="none" fo:border-bottom="0.25pt solid #000000"/>
    </style:style>
    <style:style style:name="Table13.G4" style:family="table-cell">
      <style:table-cell-properties style:vertical-align="middle" fo:padding="0.101cm" fo:border-left="0.25pt solid #000000" fo:border-right="0.25pt solid #000000" fo:border-top="none" fo:border-bottom="0.25pt solid #000000"/>
    </style:style>
    <style:style style:name="Table13.A5" style:family="table-cell">
      <style:table-cell-properties style:vertical-align="middle" fo:padding="0.101cm" fo:border-left="0.25pt solid #000000" fo:border-right="none" fo:border-top="none" fo:border-bottom="0.25pt solid #000000"/>
    </style:style>
    <style:style style:name="Table13.B5" style:family="table-cell">
      <style:table-cell-properties style:vertical-align="middle" fo:padding="0.101cm" fo:border-left="0.25pt solid #000000" fo:border-right="none" fo:border-top="none" fo:border-bottom="0.25pt solid #000000"/>
    </style:style>
    <style:style style:name="Table13.D5" style:family="table-cell">
      <style:table-cell-properties style:vertical-align="middle" fo:padding="0.101cm" fo:border-left="0.25pt solid #000000" fo:border-right="none" fo:border-top="none" fo:border-bottom="0.25pt solid #000000"/>
    </style:style>
    <style:style style:name="Table13.E5" style:family="table-cell">
      <style:table-cell-properties style:vertical-align="middle" fo:padding="0.101cm" fo:border-left="0.25pt solid #000000" fo:border-right="none" fo:border-top="none" fo:border-bottom="0.25pt solid #000000"/>
    </style:style>
    <style:style style:name="Table13.F5" style:family="table-cell">
      <style:table-cell-properties style:vertical-align="middle" fo:padding="0.101cm" fo:border-left="0.25pt solid #000000" fo:border-right="none" fo:border-top="none" fo:border-bottom="0.25pt solid #000000"/>
    </style:style>
    <style:style style:name="Table13.G5" style:family="table-cell">
      <style:table-cell-properties style:vertical-align="middle" fo:padding="0.101cm" fo:border-left="0.25pt solid #000000" fo:border-right="0.25pt solid #000000" fo:border-top="none" fo:border-bottom="0.25pt solid #000000"/>
    </style:style>
    <style:style style:name="Table13.A6" style:family="table-cell">
      <style:table-cell-properties style:vertical-align="middle" fo:padding="0.101cm" fo:border-left="0.25pt solid #000000" fo:border-right="none" fo:border-top="none" fo:border-bottom="0.25pt solid #000000"/>
    </style:style>
    <style:style style:name="Table13.B6" style:family="table-cell">
      <style:table-cell-properties style:vertical-align="middle" fo:padding="0.101cm" fo:border-left="0.25pt solid #000000" fo:border-right="none" fo:border-top="none" fo:border-bottom="0.25pt solid #000000"/>
    </style:style>
    <style:style style:name="Table13.D6" style:family="table-cell">
      <style:table-cell-properties style:vertical-align="middle" fo:padding="0.101cm" fo:border-left="0.25pt solid #000000" fo:border-right="none" fo:border-top="none" fo:border-bottom="0.25pt solid #000000"/>
    </style:style>
    <style:style style:name="Table13.E6" style:family="table-cell">
      <style:table-cell-properties style:vertical-align="middle" fo:padding="0.101cm" fo:border-left="0.25pt solid #000000" fo:border-right="none" fo:border-top="none" fo:border-bottom="0.25pt solid #000000"/>
    </style:style>
    <style:style style:name="Table13.F6" style:family="table-cell">
      <style:table-cell-properties style:vertical-align="middle" fo:padding="0.101cm" fo:border-left="0.25pt solid #000000" fo:border-right="none" fo:border-top="none" fo:border-bottom="0.25pt solid #000000"/>
    </style:style>
    <style:style style:name="Table13.G6" style:family="table-cell">
      <style:table-cell-properties style:vertical-align="middle" fo:padding="0.101cm" fo:border-left="0.25pt solid #000000" fo:border-right="0.25pt solid #000000" fo:border-top="none" fo:border-bottom="0.25pt solid #000000"/>
    </style:style>
    <style:style style:name="Table13.A7" style:family="table-cell">
      <style:table-cell-properties style:vertical-align="middle" fo:padding="0.101cm" fo:border-left="0.25pt solid #000000" fo:border-right="0.25pt solid #000000" fo:border-top="none" fo:border-bottom="0.25pt solid #000000"/>
    </style:style>
    <style:style style:name="Table14" style:family="table">
      <style:table-properties style:width="16.002cm" fo:margin-top="0cm" fo:margin-bottom="0cm" fo:break-before="auto" fo:break-after="auto" table:align="margins" fo:keep-with-next="always" style:may-break-between-rows="false"/>
    </style:style>
    <style:style style:name="Table14.A" style:family="table-column">
      <style:table-column-properties style:column-width="6.1cm" style:rel-column-width="24980*"/>
    </style:style>
    <style:style style:name="Table14.B" style:family="table-column">
      <style:table-column-properties style:column-width="1cm" style:rel-column-width="4095*"/>
    </style:style>
    <style:style style:name="Table14.C" style:family="table-column">
      <style:table-column-properties style:column-width="2.3cm" style:rel-column-width="9419*"/>
    </style:style>
    <style:style style:name="Table14.G" style:family="table-column">
      <style:table-column-properties style:column-width="2.304cm" style:rel-column-width="9432*"/>
    </style:style>
    <style:style style:name="Table14.1" style:family="table-row">
      <style:table-row-properties fo:keep-together="always"/>
    </style:style>
    <style:style style:name="Table1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4.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F1" style:family="table-cell">
      <style:table-cell-properties fo:background-color="#dddddd" fo:padding="0.101cm" fo:border="0.25pt solid #000000">
        <style:background-image/>
      </style:table-cell-properties>
    </style:style>
    <style:style style:name="Table1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4.B2" style:family="table-cell">
      <style:table-cell-properties fo:background-color="#dddddd" fo:padding="0.101cm" fo:border-left="0.25pt solid #000000" fo:border-right="none" fo:border-top="none" fo:border-bottom="0.25pt solid #000000">
        <style:background-image/>
      </style:table-cell-properties>
    </style:style>
    <style:style style:name="Table14.C2" style:family="table-cell">
      <style:table-cell-properties fo:background-color="#dddddd" fo:padding="0.101cm" fo:border-left="0.25pt solid #000000" fo:border-right="none" fo:border-top="none" fo:border-bottom="0.25pt solid #000000">
        <style:background-image/>
      </style:table-cell-properties>
    </style:style>
    <style:style style:name="Table14.D2" style:family="table-cell">
      <style:table-cell-properties fo:background-color="#dddddd" fo:padding="0.101cm" fo:border-left="0.25pt solid #000000" fo:border-right="none" fo:border-top="none" fo:border-bottom="0.25pt solid #000000">
        <style:background-image/>
      </style:table-cell-properties>
    </style:style>
    <style:style style:name="Table14.E2" style:family="table-cell">
      <style:table-cell-properties fo:background-color="#dddddd" fo:padding="0.101cm" fo:border-left="0.25pt solid #000000" fo:border-right="none" fo:border-top="none" fo:border-bottom="0.25pt solid #000000">
        <style:background-image/>
      </style:table-cell-properties>
    </style:style>
    <style:style style:name="Table14.F2" style:family="table-cell">
      <style:table-cell-properties fo:background-color="#dddddd" fo:padding="0.101cm" fo:border-left="0.25pt solid #000000" fo:border-right="none" fo:border-top="none" fo:border-bottom="0.25pt solid #000000">
        <style:background-image/>
      </style:table-cell-properties>
    </style:style>
    <style:style style:name="Table14.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4.A3" style:family="table-cell">
      <style:table-cell-properties style:vertical-align="middle" fo:padding="0.101cm" fo:border-left="0.25pt solid #000000" fo:border-right="none" fo:border-top="none" fo:border-bottom="0.25pt solid #000000"/>
    </style:style>
    <style:style style:name="Table14.B3" style:family="table-cell">
      <style:table-cell-properties style:vertical-align="middle" fo:padding="0.101cm" fo:border-left="0.25pt solid #000000" fo:border-right="none" fo:border-top="none" fo:border-bottom="0.25pt solid #000000"/>
    </style:style>
    <style:style style:name="Table14.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4.D3" style:family="table-cell">
      <style:table-cell-properties style:vertical-align="middle" fo:padding="0.101cm" fo:border-left="0.25pt solid #000000" fo:border-right="none" fo:border-top="none" fo:border-bottom="0.25pt solid #000000"/>
    </style:style>
    <style:style style:name="Table14.E3" style:family="table-cell">
      <style:table-cell-properties style:vertical-align="middle" fo:padding="0.101cm" fo:border-left="0.25pt solid #000000" fo:border-right="none" fo:border-top="none" fo:border-bottom="0.25pt solid #000000"/>
    </style:style>
    <style:style style:name="Table14.F3" style:family="table-cell">
      <style:table-cell-properties style:vertical-align="middle" fo:padding="0.101cm" fo:border-left="0.25pt solid #000000" fo:border-right="none" fo:border-top="none" fo:border-bottom="0.25pt solid #000000"/>
    </style:style>
    <style:style style:name="Table14.G3" style:family="table-cell">
      <style:table-cell-properties style:vertical-align="middle" fo:padding="0.101cm" fo:border-left="0.25pt solid #000000" fo:border-right="0.25pt solid #000000" fo:border-top="none" fo:border-bottom="0.25pt solid #000000"/>
    </style:style>
    <style:style style:name="Table14.A4" style:family="table-cell">
      <style:table-cell-properties style:vertical-align="middle" fo:padding="0.101cm" fo:border-left="0.25pt solid #000000" fo:border-right="none" fo:border-top="none" fo:border-bottom="0.25pt solid #000000"/>
    </style:style>
    <style:style style:name="Table14.B4" style:family="table-cell">
      <style:table-cell-properties style:vertical-align="middle" fo:padding="0.101cm" fo:border-left="0.25pt solid #000000" fo:border-right="none" fo:border-top="none" fo:border-bottom="0.25pt solid #000000"/>
    </style:style>
    <style:style style:name="Table14.D4" style:family="table-cell">
      <style:table-cell-properties style:vertical-align="middle" fo:padding="0.101cm" fo:border-left="0.25pt solid #000000" fo:border-right="none" fo:border-top="none" fo:border-bottom="0.25pt solid #000000"/>
    </style:style>
    <style:style style:name="Table14.E4" style:family="table-cell">
      <style:table-cell-properties style:vertical-align="middle" fo:padding="0.101cm" fo:border-left="0.25pt solid #000000" fo:border-right="none" fo:border-top="none" fo:border-bottom="0.25pt solid #000000"/>
    </style:style>
    <style:style style:name="Table14.F4" style:family="table-cell">
      <style:table-cell-properties style:vertical-align="middle" fo:padding="0.101cm" fo:border-left="0.25pt solid #000000" fo:border-right="none" fo:border-top="none" fo:border-bottom="0.25pt solid #000000"/>
    </style:style>
    <style:style style:name="Table14.G4" style:family="table-cell">
      <style:table-cell-properties style:vertical-align="middle" fo:padding="0.101cm" fo:border-left="0.25pt solid #000000" fo:border-right="0.25pt solid #000000" fo:border-top="none" fo:border-bottom="0.25pt solid #000000"/>
    </style:style>
    <style:style style:name="Table14.A5" style:family="table-cell">
      <style:table-cell-properties style:vertical-align="middle" fo:padding="0.101cm" fo:border-left="0.25pt solid #000000" fo:border-right="none" fo:border-top="none" fo:border-bottom="0.25pt solid #000000"/>
    </style:style>
    <style:style style:name="Table14.B5" style:family="table-cell">
      <style:table-cell-properties style:vertical-align="middle" fo:padding="0.101cm" fo:border-left="0.25pt solid #000000" fo:border-right="none" fo:border-top="none" fo:border-bottom="0.25pt solid #000000"/>
    </style:style>
    <style:style style:name="Table14.D5" style:family="table-cell">
      <style:table-cell-properties style:vertical-align="middle" fo:padding="0.101cm" fo:border-left="0.25pt solid #000000" fo:border-right="none" fo:border-top="none" fo:border-bottom="0.25pt solid #000000"/>
    </style:style>
    <style:style style:name="Table14.E5" style:family="table-cell">
      <style:table-cell-properties style:vertical-align="middle" fo:padding="0.101cm" fo:border-left="0.25pt solid #000000" fo:border-right="none" fo:border-top="none" fo:border-bottom="0.25pt solid #000000"/>
    </style:style>
    <style:style style:name="Table14.F5" style:family="table-cell">
      <style:table-cell-properties style:vertical-align="middle" fo:padding="0.101cm" fo:border-left="0.25pt solid #000000" fo:border-right="none" fo:border-top="none" fo:border-bottom="0.25pt solid #000000"/>
    </style:style>
    <style:style style:name="Table14.G5" style:family="table-cell">
      <style:table-cell-properties style:vertical-align="middle" fo:padding="0.101cm" fo:border-left="0.25pt solid #000000" fo:border-right="0.25pt solid #000000" fo:border-top="none" fo:border-bottom="0.25pt solid #000000"/>
    </style:style>
    <style:style style:name="Table14.A6" style:family="table-cell">
      <style:table-cell-properties style:vertical-align="middle" fo:padding="0.101cm" fo:border-left="0.25pt solid #000000" fo:border-right="none" fo:border-top="none" fo:border-bottom="0.25pt solid #000000"/>
    </style:style>
    <style:style style:name="Table14.B6" style:family="table-cell">
      <style:table-cell-properties style:vertical-align="middle" fo:padding="0.101cm" fo:border-left="0.25pt solid #000000" fo:border-right="none" fo:border-top="none" fo:border-bottom="0.25pt solid #000000"/>
    </style:style>
    <style:style style:name="Table14.D6" style:family="table-cell">
      <style:table-cell-properties style:vertical-align="middle" fo:padding="0.101cm" fo:border-left="0.25pt solid #000000" fo:border-right="none" fo:border-top="none" fo:border-bottom="0.25pt solid #000000"/>
    </style:style>
    <style:style style:name="Table14.E6" style:family="table-cell">
      <style:table-cell-properties style:vertical-align="middle" fo:padding="0.101cm" fo:border-left="0.25pt solid #000000" fo:border-right="none" fo:border-top="none" fo:border-bottom="0.25pt solid #000000"/>
    </style:style>
    <style:style style:name="Table14.F6" style:family="table-cell">
      <style:table-cell-properties style:vertical-align="middle" fo:padding="0.101cm" fo:border-left="0.25pt solid #000000" fo:border-right="none" fo:border-top="none" fo:border-bottom="0.25pt solid #000000"/>
    </style:style>
    <style:style style:name="Table14.G6" style:family="table-cell">
      <style:table-cell-properties style:vertical-align="middle" fo:padding="0.101cm" fo:border-left="0.25pt solid #000000" fo:border-right="0.25pt solid #000000" fo:border-top="none" fo:border-bottom="0.25pt solid #000000"/>
    </style:style>
    <style:style style:name="Table14.A7" style:family="table-cell">
      <style:table-cell-properties style:vertical-align="middle" fo:padding="0.101cm" fo:border-left="0.25pt solid #000000" fo:border-right="none" fo:border-top="none" fo:border-bottom="0.25pt solid #000000"/>
    </style:style>
    <style:style style:name="Table14.B7" style:family="table-cell">
      <style:table-cell-properties style:vertical-align="middle" fo:padding="0.101cm" fo:border-left="0.25pt solid #000000" fo:border-right="none" fo:border-top="none" fo:border-bottom="0.25pt solid #000000"/>
    </style:style>
    <style:style style:name="Table14.D7" style:family="table-cell">
      <style:table-cell-properties style:vertical-align="middle" fo:padding="0.101cm" fo:border-left="0.25pt solid #000000" fo:border-right="none" fo:border-top="none" fo:border-bottom="0.25pt solid #000000"/>
    </style:style>
    <style:style style:name="Table14.E7" style:family="table-cell">
      <style:table-cell-properties style:vertical-align="middle" fo:padding="0.101cm" fo:border-left="0.25pt solid #000000" fo:border-right="none" fo:border-top="none" fo:border-bottom="0.25pt solid #000000"/>
    </style:style>
    <style:style style:name="Table14.F7" style:family="table-cell">
      <style:table-cell-properties style:vertical-align="middle" fo:padding="0.101cm" fo:border-left="0.25pt solid #000000" fo:border-right="none" fo:border-top="none" fo:border-bottom="0.25pt solid #000000"/>
    </style:style>
    <style:style style:name="Table14.G7" style:family="table-cell">
      <style:table-cell-properties style:vertical-align="middle" fo:padding="0.101cm" fo:border-left="0.25pt solid #000000" fo:border-right="0.25pt solid #000000" fo:border-top="none" fo:border-bottom="0.25pt solid #000000"/>
    </style:style>
    <style:style style:name="Table14.A8" style:family="table-cell">
      <style:table-cell-properties style:vertical-align="middle" fo:padding="0.101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464e"/>
    </style:style>
    <style:style style:name="P3" style:family="paragraph" style:parent-style-name="Table">
      <style:paragraph-properties fo:keep-with-next="always"/>
      <style:text-properties officeooo:paragraph-rsid="005e464e"/>
    </style:style>
    <style:style style:name="P4" style:family="paragraph" style:parent-style-name="Contenuto_20_tabella_20_lungo">
      <style:text-properties officeooo:rsid="00634e06" officeooo:paragraph-rsid="005e464e"/>
    </style:style>
    <style:style style:name="P5" style:family="paragraph" style:parent-style-name="Contenuto_20_tabella_20_lungo">
      <style:text-properties officeooo:paragraph-rsid="005e464e"/>
    </style:style>
    <style:style style:name="P6" style:family="paragraph" style:parent-style-name="Contenuto_20_tabella_20_lungo">
      <style:text-properties fo:font-size="8pt" officeooo:paragraph-rsid="005e464e" style:font-size-asian="8pt" style:font-size-complex="8pt"/>
    </style:style>
    <style:style style:name="P7" style:family="paragraph" style:parent-style-name="Contenuto_20_tabella_20_lungo">
      <style:text-properties officeooo:paragraph-rsid="007794a3"/>
    </style:style>
    <style:style style:name="P8" style:family="paragraph" style:parent-style-name="Table_20_Heading">
      <style:text-properties officeooo:rsid="005d960e" officeooo:paragraph-rsid="005e464e"/>
    </style:style>
    <style:style style:name="P9" style:family="paragraph" style:parent-style-name="Table_20_Heading">
      <style:text-properties officeooo:rsid="0116f267" officeooo:paragraph-rsid="005e464e"/>
    </style:style>
    <style:style style:name="P10" style:family="paragraph" style:parent-style-name="Table_20_Heading">
      <style:text-properties officeooo:paragraph-rsid="005e464e"/>
    </style:style>
    <style:style style:name="P11" style:family="paragraph" style:parent-style-name="Table_20_Contents">
      <style:text-properties officeooo:rsid="005c566f" officeooo:paragraph-rsid="005e464e"/>
    </style:style>
    <style:style style:name="P12" style:family="paragraph" style:parent-style-name="Table_20_Contents">
      <style:paragraph-properties fo:text-align="center" style:justify-single-word="false"/>
      <style:text-properties officeooo:paragraph-rsid="005e464e"/>
    </style:style>
    <style:style style:name="P13" style:family="paragraph" style:parent-style-name="Table_20_Contents">
      <style:paragraph-properties fo:text-align="center" style:justify-single-word="false"/>
      <style:text-properties officeooo:paragraph-rsid="00a636b5"/>
    </style:style>
    <style:style style:name="P14" style:family="paragraph" style:parent-style-name="Table_20_Contents">
      <style:text-properties officeooo:paragraph-rsid="005e464e"/>
    </style:style>
    <style:style style:name="P15" style:family="paragraph" style:parent-style-name="Table_20_Contents">
      <style:text-properties fo:font-size="8pt" officeooo:paragraph-rsid="005e464e" style:font-size-asian="8pt" style:font-size-complex="8pt"/>
    </style:style>
    <style:style style:name="P16" style:family="paragraph" style:parent-style-name="Table_20_Contents">
      <style:text-properties fo:font-size="8pt" officeooo:paragraph-rsid="007c4b35" style:font-size-asian="8pt" style:font-size-complex="8pt"/>
    </style:style>
    <style:style style:name="P17" style:family="paragraph" style:parent-style-name="Table_20_Contents">
      <style:text-properties officeooo:paragraph-rsid="0097c8a8"/>
    </style:style>
    <style:style style:name="P18" style:family="paragraph" style:parent-style-name="Table_20_Contents">
      <style:paragraph-properties fo:text-align="center" style:justify-single-word="false"/>
      <style:text-properties officeooo:rsid="00a636b5" officeooo:paragraph-rsid="00a636b5"/>
    </style:style>
    <style:style style:name="P19" style:family="paragraph" style:parent-style-name="Contenuto_20_tabella_20_centrato">
      <style:text-properties officeooo:paragraph-rsid="005e464e"/>
    </style:style>
    <style:style style:name="P20" style:family="paragraph" style:parent-style-name="Contents_20_4">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EG_20_Nota" style:list-style-name="EG_20_All_20_nota_20_auto">
      <style:text-properties officeooo:paragraph-rsid="005e464e"/>
    </style:style>
    <style:style style:name="P27" style:family="paragraph" style:parent-style-name="Heading_20_2" style:master-page-name="EG_20_Capitoli_20_prima">
      <style:paragraph-properties style:page-number="auto"/>
      <style:text-properties officeooo:paragraph-rsid="0090f7d3"/>
    </style:style>
    <style:style style:name="P28" style:family="paragraph" style:parent-style-name="Heading_20_3">
      <style:text-properties officeooo:paragraph-rsid="005e464e"/>
    </style:style>
    <style:style style:name="P29" style:family="paragraph" style:parent-style-name="Heading_20_3" style:master-page-name="EG_20_Capitoli">
      <style:paragraph-properties style:page-number="2" fo:break-before="page"/>
      <style:text-properties officeooo:paragraph-rsid="005e464e"/>
    </style:style>
    <style:style style:name="P30" style:family="paragraph" style:parent-style-name="Heading_20_3">
      <style:paragraph-properties fo:break-before="page"/>
      <style:text-properties officeooo:paragraph-rsid="005e464e"/>
    </style:style>
    <style:style style:name="P31" style:family="paragraph" style:parent-style-name="Heading_20_3" style:master-page-name="">
      <style:paragraph-properties style:page-number="auto" fo:break-before="page"/>
      <style:text-properties officeooo:paragraph-rsid="005e464e"/>
    </style:style>
    <style:style style:name="P32" style:family="paragraph" style:parent-style-name="Heading_20_4">
      <style:text-properties officeooo:paragraph-rsid="005e464e"/>
    </style:style>
    <style:style style:name="P33" style:family="paragraph" style:parent-style-name="Text_20_body" style:list-style-name="EG_20_All_20_commi"/>
    <style:style style:name="P34" style:family="paragraph" style:parent-style-name="Text_20_body" style:list-style-name="EG_20_All_20_commi">
      <style:text-properties officeooo:paragraph-rsid="00604674"/>
    </style:style>
    <style:style style:name="P35" style:family="paragraph" style:parent-style-name="Text_20_body" style:list-style-name="EG_20_All_20_commi">
      <style:text-properties officeooo:paragraph-rsid="005e464e"/>
    </style:style>
    <style:style style:name="P36" style:family="paragraph" style:parent-style-name="Text_20_body">
      <style:text-properties officeooo:paragraph-rsid="005e464e"/>
    </style:style>
    <style:style style:name="P37" style:family="paragraph" style:parent-style-name="Text_20_body" style:list-style-name="EG_20_All_20_commi" style:master-page-name="">
      <style:paragraph-properties style:page-number="auto" fo:keep-with-next="always"/>
      <style:text-properties officeooo:paragraph-rsid="005e464e"/>
    </style:style>
    <style:style style:name="T1" style:family="text">
      <style:text-properties officeooo:rsid="005d960e"/>
    </style:style>
    <style:style style:name="T2" style:family="text">
      <style:text-properties style:use-window-font-color="true" fo:font-size="11pt" style:font-size-asian="10.5pt"/>
    </style:style>
    <style:style style:name="T3" style:family="text">
      <style:text-properties style:use-window-font-color="true" style:font-name="Liberation Sans1"/>
    </style:style>
    <style:style style:name="T4" style:family="text">
      <style:text-properties style:use-window-font-color="true" style:font-name="Liberation Sans1" fo:font-size="9pt" style:font-size-asian="10.5pt"/>
    </style:style>
    <style:style style:name="T5" style:family="text">
      <style:text-properties officeooo:rsid="0050ff68"/>
    </style:style>
    <style:style style:name="T6" style:family="text">
      <style:text-properties fo:color="#21409a" fo:font-size="11pt" fo:font-style="italic" style:font-size-asian="10.5pt"/>
    </style:style>
    <style:style style:name="T7" style:family="text">
      <style:text-properties officeooo:rsid="00cb3be1"/>
    </style:style>
    <style:style style:name="T8" style:family="text">
      <style:text-properties officeooo:rsid="00cc6f57"/>
    </style:style>
    <style:style style:name="T9" style:family="text">
      <style:text-properties officeooo:rsid="0119f6eb"/>
    </style:style>
    <style:style style:name="T10" style:family="text">
      <style:text-properties officeooo:rsid="006391fb"/>
    </style:style>
    <style:style style:name="T11" style:family="text">
      <style:text-properties officeooo:rsid="005c566f"/>
    </style:style>
    <style:style style:name="T12" style:family="text">
      <style:text-properties officeooo:rsid="011ab38e"/>
    </style:style>
    <style:style style:name="T13" style:family="text">
      <style:text-properties officeooo:rsid="00da5bb0"/>
    </style:style>
    <style:style style:name="T14" style:family="text">
      <style:text-properties officeooo:rsid="005ff342"/>
    </style:style>
    <style:style style:name="T15" style:family="text">
      <style:text-properties officeooo:rsid="0053e14d"/>
    </style:style>
    <style:style style:name="T16" style:family="text">
      <style:text-properties officeooo:rsid="004d3aa2"/>
    </style:style>
    <style:style style:name="T17" style:family="text">
      <style:text-properties officeooo:rsid="004d331c"/>
    </style:style>
    <style:style style:name="T18" style:family="text">
      <style:text-properties officeooo:rsid="00604674"/>
    </style:style>
    <style:style style:name="T19" style:family="text">
      <style:text-properties officeooo:rsid="0069e02c"/>
    </style:style>
    <style:style style:name="T20" style:family="text">
      <style:text-properties officeooo:rsid="006ee56a"/>
    </style:style>
    <style:style style:name="T21" style:family="text">
      <style:text-properties officeooo:rsid="006f45d3"/>
    </style:style>
    <style:style style:name="T22" style:family="text">
      <style:text-properties officeooo:rsid="006fd3f6"/>
    </style:style>
    <style:style style:name="T23" style:family="text">
      <style:text-properties officeooo:rsid="00730311"/>
    </style:style>
    <style:style style:name="T24" style:family="text">
      <style:text-properties style:font-name="Liberation Serif1" officeooo:rsid="0075b772" style:font-name-asian="Liberation Serif1" style:font-name-complex="Liberation Serif1"/>
    </style:style>
    <style:style style:name="T25" style:family="text">
      <style:text-properties style:font-name="Liberation Serif" officeooo:rsid="0075b772" style:font-name-asian="WenQuanYi Zen Hei Sharp" style:font-name-complex="Lohit Devanagari"/>
    </style:style>
    <style:style style:name="T26" style:family="text">
      <style:text-properties officeooo:rsid="0079af4a"/>
    </style:style>
    <style:style style:name="T27" style:family="text">
      <style:text-properties officeooo:rsid="00928219"/>
    </style:style>
    <style:style style:name="T28" style:family="text">
      <style:text-properties officeooo:rsid="00968492"/>
    </style:style>
    <style:style style:name="T29" style:family="text">
      <style:text-properties fo:font-size="8pt" style:font-size-asian="8pt" style:font-size-complex="8pt"/>
    </style:style>
    <style:style style:name="T30" style:family="text">
      <style:text-properties fo:font-size="8pt" officeooo:rsid="0093883e" style:font-size-asian="8pt" style:font-size-complex="8pt"/>
    </style:style>
    <style:style style:name="T31" style:family="text">
      <style:text-properties officeooo:rsid="0097c8a8"/>
    </style:style>
    <style:style style:name="T32" style:family="text">
      <style:text-properties officeooo:rsid="009b5986"/>
    </style:style>
    <style:style style:name="T33" style:family="text">
      <style:text-properties officeooo:rsid="00a636b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7" text:outline-level="2"><text:bookmark-start text:name="__RefHeading___Toc26628_2980581049"/><text:reference-mark-start text:name="ch reazione al fuoco"/>Reazione al fuoco<text:bookmark-end text:name="__RefHeading___Toc26628_2980581049"/><text:reference-mark-end text:name="ch reazione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1"/>
          <text:p text:style-name="P22"><text:a xlink:type="simple" xlink:href="#__RefHeading__1868_850093929" text:style-name="Index_20_Link" text:visited-style-name="Index_20_Link">Premessa</text:a></text:p>
          <text:p text:style-name="P22"><text:a xlink:type="simple" xlink:href="#__RefHeading__185327_1904530980" text:style-name="Index_20_Link" text:visited-style-name="Index_20_Link">Livelli di prestazione</text:a></text:p>
          <text:p text:style-name="P22"><text:a xlink:type="simple" xlink:href="#__RefHeading__185329_1904530980" text:style-name="Index_20_Link" text:visited-style-name="Index_20_Link">Criteri di attribuzione dei livelli di prestazione</text:a></text:p>
          <text:p text:style-name="P22"><text:a xlink:type="simple" xlink:href="#__RefHeading__185331_1904530980" text:style-name="Index_20_Link" text:visited-style-name="Index_20_Link">Soluzioni progettuali</text:a></text:p>
          <text:p text:style-name="P20"><text:a xlink:type="simple" xlink:href="#__RefHeading__185333_1904530980" text:style-name="Index_20_Link" text:visited-style-name="Index_20_Link">Soluzioni conformi per il livello di prestazione II</text:a></text:p>
          <text:p text:style-name="P20"><text:a xlink:type="simple" xlink:href="#__RefHeading__185335_1904530980" text:style-name="Index_20_Link" text:visited-style-name="Index_20_Link">Soluzioni conformi per il livello di prestazione III</text:a></text:p>
          <text:p text:style-name="P20"><text:a xlink:type="simple" xlink:href="#__RefHeading__185337_1904530980" text:style-name="Index_20_Link" text:visited-style-name="Index_20_Link">Soluzioni conformi per il livello di prestazione IV</text:a></text:p>
          <text:p text:style-name="P20"><text:a xlink:type="simple" xlink:href="#__RefHeading__185339_1904530980" text:style-name="Index_20_Link" text:visited-style-name="Index_20_Link">Soluzioni alternative</text:a></text:p>
          <text:p text:style-name="P22"><text:a xlink:type="simple" xlink:href="#__RefHeading__7391_627473401" text:style-name="Index_20_Link" text:visited-style-name="Index_20_Link">Classificazione dei materiali in gruppi</text:a></text:p>
          <text:p text:style-name="P22"><text:a xlink:type="simple" xlink:href="#__RefHeading__23829_927258274" text:style-name="Index_20_Link" text:visited-style-name="Index_20_Link">Esclusione dalla verifica dei requisiti di reazione al fuoco</text:a></text:p>
          <text:p text:style-name="P22"><text:a xlink:type="simple" xlink:href="#__RefHeading__185343_1904530980" text:style-name="Index_20_Link" text:visited-style-name="Index_20_Link">Indicazioni complementari</text:a></text:p>
          <text:p text:style-name="P22"><text:a xlink:type="simple" xlink:href="#__RefHeading__1870_850093929" text:style-name="Index_20_Link" text:visited-style-name="Index_20_Link">Riferimenti</text:a></text:p>
        </text:index-body>
      </text:table-of-content>
      <text:p text:style-name="Standard"/>
      <text:h text:style-name="P29" text:outline-level="3"><text:bookmark-start text:name="__RefHeading__1868_850093929"/>Premessa<text:bookmark-end text:name="__RefHeading__1868_850093929"/></text:h>
      <text:list xml:id="list1088137042" text:style-name="EG_20_All_20_commi">
        <text:list-item text:start-value="1">
          <text:p text:style-name="Text_20_body">La reazione al fuoco è una misura antincendio di protezione passiva che esplica i suoi principali effetti nella fase <text:span text:style-name="T20">iniziale</text:span> dell’incendio, con l’obiettivo di limitare l’innesco dei materiali e la propagazione dell’incendio. Essa si riferisce al comportamento al fuoco dei materiali nelle effettive <text:span text:style-name="Emphasis">condizioni </text:span><text:span text:style-name="Emphasis"><text:span text:style-name="T32">d’uso</text:span></text:span><text:span text:style-name="Emphasis"> finali</text:span>, con particolare riguardo al grado di partecipazione all’incendio che essi manifestano in condizioni standardizzate di prova.</text:p>
        </text:list-item>
        <text:list-item>
          <text:p text:style-name="P33">Tali requisiti sono applicati agli ambiti dell’attività ove si intenda limitare la partecipazione dei materiali alla combustione e ridurre la propagazione dell’incendio.</text:p>
        </text:list-item>
      </text:list>
      <text:h text:style-name="P28" text:outline-level="3"><text:bookmark-start text:name="__RefHeading__185327_1904530980"/>Livelli di prestazione<text:bookmark-end text:name="__RefHeading__185327_1904530980"/></text:h>
      <text:list xml:id="list183220493103215" text:continue-list="list1088137042" text:style-name="EG_20_All_20_commi">
        <text:list-item text:start-value="1">
          <text:p text:style-name="P34">La tabella <text:sequence-ref text:reference-format="value" text:ref-name="refTable0">S.1-1</text:sequence-ref> riporta i livelli di prestazione attribuibili <text:span text:style-name="T18">agli </text:span><text:span text:style-name="Emphasis"><text:span text:style-name="T18">ambiti</text:span></text:span><text:span text:style-name="T18"> dell’attività</text:span> per la presente misura antincendio.</text:p>
        </text:list-item>
      </text:list>
      <table:table table:name="Table9" table:style-name="Table9">
        <table:table-column table:style-name="Table9.A"/>
        <table:table-column table:style-name="Table9.B"/>
        <table:table-row table:style-name="Table9.1">
          <table:table-cell table:style-name="Table9.A1" office:value-type="string">
            <text:p text:style-name="P10">Livello di prestazione</text:p>
          </table:table-cell>
          <table:table-cell table:style-name="Table9.B1" office:value-type="string">
            <text:p text:style-name="P10">Descrizione</text:p>
          </table:table-cell>
        </table:table-row>
        <table:table-row table:style-name="Table9.1">
          <table:table-cell table:style-name="Table9.A2" office:value-type="string">
            <text:p text:style-name="P19">I</text:p>
          </table:table-cell>
          <table:table-cell table:style-name="Table9.B2" office:value-type="string">
            <text:p text:style-name="P14">Il contributo all’incendio dei materiali non è valutato</text:p>
          </table:table-cell>
        </table:table-row>
        <table:table-row table:style-name="Table9.1">
          <table:table-cell table:style-name="Table9.A2" office:value-type="string">
            <text:p text:style-name="P19">II</text:p>
          </table:table-cell>
          <table:table-cell table:style-name="Table9.B2" office:value-type="string">
            <text:p text:style-name="P14">I materiali contribuiscono in modo <text:span text:style-name="T5">significativo</text:span> all<text:span text:style-name="T4">’</text:span>incendio</text:p>
          </table:table-cell>
        </table:table-row>
        <table:table-row table:style-name="Table9.1">
          <table:table-cell table:style-name="Table9.A2" office:value-type="string">
            <text:p text:style-name="P19">III</text:p>
          </table:table-cell>
          <table:table-cell table:style-name="Table9.B2" office:value-type="string">
            <text:p text:style-name="P14">I materiali contribuiscono <text:span text:style-name="T5">in modo </text:span>modera<text:span text:style-name="T5">to </text:span>all<text:span text:style-name="T4">’</text:span>incendio</text:p>
          </table:table-cell>
        </table:table-row>
        <table:table-row table:style-name="Table9.1">
          <table:table-cell table:style-name="Table9.A2" office:value-type="string">
            <text:p text:style-name="P19">IV</text:p>
          </table:table-cell>
          <table:table-cell table:style-name="Table9.B2" office:value-type="string">
            <text:p text:style-name="P14">I materiali contribuiscono <text:span text:style-name="T5">in modo quasi trascurabile</text:span> all<text:span text:style-name="T4">’</text:span>incendio</text:p>
          </table:table-cell>
        </table:table-row>
        <table:table-row table:style-name="Table9.1">
          <table:table-cell table:style-name="Table9.B2" table:number-columns-spanned="2" office:value-type="string">
            <text:p text:style-name="Table_20_Contents">Per <text:span text:style-name="Emphasis">contributo all’incendio</text:span> si intende l’energia rilasciata dai materiali che influenza la crescita e lo sviluppo dell’incendio in condizioni pre e post incendio generalizzato (flashover) secondo EN 13501-1.</text:p>
          </table:table-cell>
          <table:covered-table-cell/>
        </table:table-row>
      </table:table>
      <text:p text:style-name="P2">Tabella <text:sequence text:ref-name="refTable0" text:name="Table" text:formula="ooow:Table+1" style:num-format="1">S.1-1</text:sequence>: Livelli di prestazione</text:p>
      <text:h text:style-name="P30" text:outline-level="3"><text:bookmark-start text:name="__RefHeading__185329_1904530980"/>Criteri di attribuzione dei livelli di prestazione<text:bookmark-end text:name="__RefHeading__185329_1904530980"/></text:h>
      <text:list xml:id="list183220743101978" text:continue-list="list183220493103215" text:style-name="EG_20_All_20_commi">
        <text:list-item text:start-value="1">
          <text:p text:style-name="Text_20_body">Le tabelle <text:sequence-ref text:reference-format="value" text:ref-name="refTable1">S.1-2</text:sequence-ref> ed <text:sequence-ref text:reference-format="value" text:ref-name="refTable2">S.1-3</text:sequence-ref> riportano i criteri <text:span text:style-name="Emphasis">generalmente accettati</text:span> per l’attribuzione dei singoli livelli di prestazione.</text:p>
        </text:list-item>
      </text:list>
      <table:table table:name="Table10" table:style-name="Table10">
        <table:table-column table:style-name="Table10.A"/>
        <table:table-column table:style-name="Table10.B"/>
        <table:table-row>
          <table:table-cell table:style-name="Table10.A1" office:value-type="string">
            <text:p text:style-name="P10">Livello di prestazione</text:p>
          </table:table-cell>
          <table:table-cell table:style-name="Table10.B1" office:value-type="string">
            <text:p text:style-name="P10">Criteri di attribuzione</text:p>
          </table:table-cell>
        </table:table-row>
        <table:table-row>
          <table:table-cell table:style-name="Table10.A5" office:value-type="string">
            <text:p text:style-name="Contenuto_20_tabella_20_centrato">I</text:p>
          </table:table-cell>
          <table:table-cell table:style-name="Table10.B2" office:value-type="string">
            <text:p text:style-name="Table_20_Contents">Vie d’esodo [1] non ricomprese negli altri criteri di attribuzione.</text:p>
          </table:table-cell>
        </table:table-row>
        <table:table-row>
          <table:table-cell table:style-name="Table10.A5" office:value-type="string">
            <text:p text:style-name="Contenuto_20_tabella_20_centrato">II</text:p>
          </table:table-cell>
          <table:table-cell table:style-name="Table10.B3" office:value-type="string">
            <text:p text:style-name="Table_20_Contents">Vie d’esodo [1] dei compartimenti con profilo di rischio R<text:span text:style-name="EG_20_Pedice">vita</text:span> in B1.</text:p>
          </table:table-cell>
        </table:table-row>
        <table:table-row>
          <table:table-cell table:style-name="Table10.A5" office:value-type="string">
            <text:p text:style-name="Contenuto_20_tabella_20_centrato">III</text:p>
          </table:table-cell>
          <table:table-cell table:style-name="Table10.B4" office:value-type="string">
            <text:p text:style-name="P17">Vie d’esodo [1] dei compartimenti con profilo di rischio R<text:span text:style-name="EG_20_Pedice">vita</text:span> in B2, B3, C<text:span text:style-name="T31">ii</text:span>1, C<text:span text:style-name="T31">ii</text:span>2, C<text:span text:style-name="T31">ii</text:span>3, C<text:span text:style-name="T31">iii</text:span>1, C<text:span text:style-name="T31">iii</text:span>2, C<text:span text:style-name="T31">iii</text:span>3, E1, E2, E3.</text:p>
          </table:table-cell>
        </table:table-row>
        <table:table-row table:style-name="Table10.5">
          <table:table-cell table:style-name="Table10.A5" office:value-type="string">
            <text:p text:style-name="Contenuto_20_tabella_20_centrato">IV</text:p>
          </table:table-cell>
          <table:table-cell table:style-name="Table10.B5" office:value-type="string">
            <text:p text:style-name="Table_20_Contents">Vie d’esodo [1] dei compartimenti con profilo di rischio R<text:span text:style-name="EG_20_Pedice">vita</text:span> in D1, D2.</text:p>
          </table:table-cell>
        </table:table-row>
        <table:table-row table:style-name="Table10.5">
          <table:table-cell table:style-name="Table10.A6" table:number-columns-spanned="2" office:value-type="string">
            <text:p text:style-name="Table_20_Contents">[1] Limitatamente a vie d’esodo verticali, percorsi d’esodo (corridoi, atri, filtri, …) e spazi calmi.</text:p>
          </table:table-cell>
          <table:covered-table-cell/>
        </table:table-row>
      </table:table>
      <text:p text:style-name="P2">Tabella <text:sequence text:ref-name="refTable1" text:name="Table" text:formula="ooow:Table+1" style:num-format="1">S.1-2</text:sequence>: Criteri di attribuzione dei livelli di prestazione alle vie d<text:span text:style-name="T6">’</text:span>esodo dell<text:span text:style-name="T6">’</text:span>attività</text:p>
      <table:table table:name="Tabella6" table:style-name="Tabella6">
        <table:table-column table:style-name="Tabella6.A"/>
        <table:table-column table:style-name="Tabella6.B"/>
        <table:table-row>
          <table:table-cell table:style-name="Tabella6.A1" office:value-type="string">
            <text:p text:style-name="P10">Livello di prestazione</text:p>
          </table:table-cell>
          <table:table-cell table:style-name="Tabella6.B1" office:value-type="string">
            <text:p text:style-name="P10">Criteri di attribuzione</text:p>
          </table:table-cell>
        </table:table-row>
        <table:table-row>
          <table:table-cell table:style-name="Tabella6.A4" office:value-type="string">
            <text:p text:style-name="P19">I</text:p>
          </table:table-cell>
          <table:table-cell table:style-name="Tabella6.B2" office:value-type="string">
            <text:p text:style-name="P14">Locali non ricompresi negli altri criteri di attribuzione.</text:p>
          </table:table-cell>
        </table:table-row>
        <table:table-row>
          <table:table-cell table:style-name="Tabella6.A4" office:value-type="string">
            <text:p text:style-name="P19">II</text:p>
          </table:table-cell>
          <table:table-cell table:style-name="Tabella6.B3" office:value-type="string">
            <text:p text:style-name="P14">Locali di compartimenti con profilo di rischio R<text:span text:style-name="EG_20_Pedice">vita</text:span> in B2, B3, Cii1, Cii2, Cii3, Ciii1, Ciii2, Ciii3, E1, E2, E3.</text:p>
          </table:table-cell>
        </table:table-row>
        <table:table-row>
          <table:table-cell table:style-name="Tabella6.A4" office:value-type="string">
            <text:p text:style-name="P19">III</text:p>
          </table:table-cell>
          <table:table-cell table:style-name="Tabella6.B4" office:value-type="string">
            <text:p text:style-name="P14">Locali di compartimenti con profilo di rischio R<text:span text:style-name="EG_20_Pedice">vita</text:span> in D1, D2.</text:p>
          </table:table-cell>
        </table:table-row>
        <table:table-row table:style-name="Tabella6.5">
          <table:table-cell table:style-name="Tabella6.A5" office:value-type="string">
            <text:p text:style-name="P19">IV</text:p>
          </table:table-cell>
          <table:table-cell table:style-name="Tabella6.B5" office:value-type="string">
            <text:p text:style-name="P14">Su specifica richiesta del committente, previsti da capitolati tecnici di progetto, richiesti dalla autorità competente per costruzioni destinate ad attività di particolare importanza.</text:p>
          </table:table-cell>
        </table:table-row>
      </table:table>
      <text:p text:style-name="P2">Tabella <text:sequence text:ref-name="refTable2" text:name="Table" text:formula="ooow:Table+1" style:num-format="1">S.1-3</text:sequence>: Criteri di attribuzione dei livelli di prestazione ad altri locali dell<text:span text:style-name="T6">’</text:span>attività</text:p>
      <text:h text:style-name="P31" text:outline-level="3"><text:bookmark-start text:name="__RefHeading__185331_1904530980"/>Soluzioni progettuali<text:bookmark-end text:name="__RefHeading__185331_1904530980"/></text:h>
      <text:list xml:id="list183220167149089" text:continue-list="list183220743101978" text:style-name="EG_20_All_20_commi">
        <text:list-item text:start-value="1">
          <text:p text:style-name="P35">Di seguito sono riportate, per ciascun livello di prestazione, le soluzioni conformi riferite ai <text:span text:style-name="Emphasis">gruppi di materiali</text:span> GM0, GM1, GM2, GM3, GM4 definiti nel paragrafo <text:bookmark-ref text:reference-format="number" text:ref-name="__RefHeading__7391_627473401">S.1.5</text:bookmark-ref>.</text:p>
        </text:list-item>
        <text:list-item>
          <text:p text:style-name="P35">Sono esclusi da valutazione dei requisiti di reazione al fuoco i materiali indicati nel paragrafo <text:bookmark-ref text:reference-format="number" text:ref-name="__RefHeading__23829_927258274">S.1.6</text:bookmark-ref>.</text:p>
        </text:list-item>
        <text:list-item>
          <text:p text:style-name="P35">Indipendentemente dalle soluzioni conformi adottate per i rivestimenti, sono comunque ammessi materiali, installati a parete o a pavimento, compresi nel <text:span text:style-name="Emphasis">gruppo di materiali</text:span> GM4, per una superficie <text:span text:style-name="T24">≤</text:span><text:span text:style-name="T25"> </text:span>5% della superficie lorda interna delle vie d<text:span text:style-name="T2">’</text:span>esodo o dei locali dell<text:span text:style-name="T2">’</text:span>attività (es. somma delle superfici lorde di soffitto, pareti, pavimento ed aperture del locale).</text:p>
        </text:list-item>
      </text:list>
      <text:h text:style-name="P32" text:outline-level="4"><text:bookmark-start text:name="__RefHeading__185333_1904530980"/>Soluzioni conformi per il livello di prestazione II<text:bookmark-end text:name="__RefHeading__185333_1904530980"/></text:h>
      <text:list xml:id="list183220205808891" text:continue-list="list183220167149089" text:style-name="EG_20_All_20_commi">
        <text:list-item text:start-value="1">
          <text:p text:style-name="P35">Si considera soluzione conforme l<text:span text:style-name="T2">’</text:span>impiego di materiali compresi del gruppo GM3.</text:p>
        </text:list-item>
      </text:list>
      <text:h text:style-name="P32" text:outline-level="4"><text:bookmark-start text:name="__RefHeading__185335_1904530980"/>Soluzioni conformi per il livello di prestazione III<text:bookmark-end text:name="__RefHeading__185335_1904530980"/></text:h>
      <text:list xml:id="list183220132203129" text:continue-list="list183220205808891" text:style-name="EG_20_All_20_commi">
        <text:list-item text:start-value="1">
          <text:p text:style-name="P35">Si considera soluzione conforme l<text:span text:style-name="T2">’</text:span>impiego di materiali compresi nel gruppo GM2.</text:p>
        </text:list-item>
      </text:list>
      <text:h text:style-name="P32" text:outline-level="4"><text:bookmark-start text:name="__RefHeading__185337_1904530980"/>Soluzioni conformi per il livello di prestazione IV<text:bookmark-end text:name="__RefHeading__185337_1904530980"/></text:h>
      <text:list xml:id="list183219602915283" text:continue-list="list183220132203129" text:style-name="EG_20_All_20_commi">
        <text:list-item text:start-value="1">
          <text:p text:style-name="P35">Si considera soluzione conforme l<text:span text:style-name="T2">’</text:span>impiego di materiali compresi nel gruppo GM1.</text:p>
        </text:list-item>
      </text:list>
      <text:h text:style-name="P32" text:outline-level="4"><text:bookmark-start text:name="__RefHeading__185339_1904530980"/>Soluzioni alternative<text:bookmark-end text:name="__RefHeading__185339_1904530980"/></text:h>
      <text:list xml:id="list183220115270922" text:continue-list="list183219602915283" text:style-name="EG_20_All_20_commi">
        <text:list-item text:start-value="1">
          <text:p text:style-name="P35">Sono ammesse <text:span text:style-name="Emphasis">soluzioni alternative</text:span> per tutti i livelli di prestazione.</text:p>
        </text:list-item>
        <text:list-item>
          <text:p text:style-name="P35">Al fine di dimostrare il raggiungimento del <text:span text:style-name="Emphasis">livello di prestazione</text:span>, il progettista deve impiegare uno dei metodi <text:span text:style-name="T22">de</text:span>l paragrafo <text:reference-ref text:reference-format="chapter" text:ref-name="ch progettazione metodi">Errore: sorgente del riferimento non trovata</text:reference-ref>.</text:p>
        </text:list-item>
        <text:list-item>
          <text:p text:style-name="P35"><text:span text:style-name="T7">In tabella </text:span><text:span text:style-name="T7"><text:sequence-ref text:reference-format="value" text:ref-name="refTable3">S.1-4</text:sequence-ref></text:span><text:span text:style-name="T7"> sono riportate alcune modalità </text:span><text:span text:style-name="Emphasis"><text:span text:style-name="T8">generalmente accettate</text:span></text:span><text:span text:style-name="T8">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8">Oggetto della soluzione</text:p>
          </table:table-cell>
          <table:table-cell table:style-name="Tabella1.B1" office:value-type="string">
            <text:p text:style-name="P9">Modalità <text:span text:style-name="T9">progettuale</text:span></text:p>
          </table:table-cell>
        </table:table-row>
        <table:table-row table:style-name="Tabella1.1">
          <table:table-cell table:style-name="Tabella1.A2" office:value-type="string">
            <text:p text:style-name="P11">Partecipazione dei materiali all’incendio (§ <text:bookmark-ref text:reference-format="number-all-superior" text:ref-name="__RefHeading__1868_850093929">S.1.1</text:bookmark-ref>)</text:p>
          </table:table-cell>
          <table:table-cell table:style-name="Tabella1.B2" office:value-type="string">
            <text:p text:style-name="P4">Si dimostri che è <text:span text:style-name="T10">comunque </text:span>garantita la salvaguardia della vita degli occupanti (<text:span text:style-name="T27">c</text:span>apitolo <text:reference-ref text:reference-format="chapter" text:ref-name="ch fse vita">Errore: sorgente del riferimento non trovata</text:reference-ref>) e, se applicabile, la protezione dei beni, <text:span text:style-name="T11">prevedendo scenari d’incendio di progetto ad hoc negli ambiti ove non siano installati i materiali con i requisiti minimi di reazione al fuoco richiesti.</text:span></text:p>
          </table:table-cell>
        </table:table-row>
      </table:table>
      <text:p text:style-name="P3">Tabella <text:sequence text:ref-name="refTable3" text:name="Table" text:formula="ooow:Table+1" style:num-format="1">S.1-4</text:sequence>: <text:span text:style-name="T12">Modalità progettuali per </text:span>soluzioni alternativ<text:span text:style-name="T13">e</text:span></text:p>
      <text:h text:style-name="P31" text:outline-level="3"><text:bookmark-start text:name="__RefHeading__7391_627473401"/><text:reference-mark-start text:name="ch reazione al fuoco gruppi"/>Classificazione dei materiali in gruppi<text:bookmark-end text:name="__RefHeading__7391_627473401"/><text:reference-mark-end text:name="ch reazione al fuoco gruppi"/></text:h>
      <text:list xml:id="list183219924908734" text:continue-list="list183220115270922" text:style-name="EG_20_All_20_commi">
        <text:list-item text:start-value="1">
          <text:p text:style-name="P36">Le classi di reazione al fuoco indicate nel presente paragrafo sono riferite:</text:p>
          <text:list>
            <text:list-item>
              <text:p text:style-name="P35">alle classi di reazione al fuoco <text:span text:style-name="Emphasis">italiane</text:span> di cui al DM 26/6/1984; le classi italiane indicate con [Ita] sono quelle minime previste per ciascun livello di prestazione;</text:p>
            </text:list-item>
            <text:list-item>
              <text:p text:style-name="P35">alle classi di reazione al fuoco <text:span text:style-name="Emphasis">europee</text:span> attribuibili ai soli prodotti da costruzione, con riferimento al DM 10/3/2005; le classi europee indicate con [EU], esplicitate in classi principali e classi aggiuntive (s, d, a), sono quelle minime previste per ciascun livello di prestazione. Sono ammesse classi di reazione al fuoco caratterizzate da numeri cardinali inferiori a quelli indicati in tabella o da lettere precedenti nell<text:span text:style-name="T2">’</text:span>alfabeto (es. se è consentita la classe C-s2,d1 sono consentite anche le classi B-s2,d1; C-s1,d1; C-s2,d0 …).</text:p>
            </text:list-item>
          </text:list>
        </text:list-item>
        <text:list-item>
          <text:p text:style-name="P35">Il <text:span text:style-name="Emphasis">gruppo di materiali</text:span> GM0 è costituito da tutti i materiali aventi classe 0 di reazione al fuoco italiana o classe A1 di reazione al fuoco europea. <text:span text:style-name="T21">Questi materiali sono anche denominati </text:span><text:span text:style-name="Emphasis"><text:span text:style-name="T21">materiali incombustibili</text:span></text:span><text:span text:style-name="T21">.</text:span></text:p>
        </text:list-item>
        <text:list-item>
          <text:p text:style-name="P35">Le tabelle <text:sequence-ref text:reference-format="value" text:ref-name="refTable4">S.1-5</text:sequence-ref>, <text:sequence-ref text:reference-format="value" text:ref-name="refTable5">S.1-6</text:sequence-ref>, <text:sequence-ref text:reference-format="value" text:ref-name="refTable6">S.1-7</text:sequence-ref>, <text:sequence-ref text:reference-format="value" text:ref-name="refTable7">S.1-8</text:sequence-ref><text:s/>riportano la classe di reazione al fuoco per i materiali compresi nei <text:span text:style-name="Emphasis">gruppi di materiali</text:span> GM1, GM2, GM3.</text:p>
        </text:list-item>
        <text:list-item>
          <text:p text:style-name="P35">Il <text:span text:style-name="Emphasis">gruppo di materiali</text:span> GM4 è costituito da tutti i materiali non compresi nei <text:span text:style-name="Emphasis">gruppi di materiali</text:span> GM0, GM1, GM2, GM3.</text:p>
        </text:list-item>
      </text:list>
      <table:table table:name="Table11" table:style-name="Table11">
        <table:table-column table:style-name="Table11.A"/>
        <table:table-column table:style-name="Table11.B"/>
        <table:table-column table:style-name="Table11.C"/>
        <table:table-column table:style-name="Table11.B"/>
        <table:table-column table:style-name="Table11.C"/>
        <table:table-column table:style-name="Table11.B"/>
        <table:table-column table:style-name="Table11.G"/>
        <table:table-row table:style-name="Table11.1">
          <table:table-cell table:style-name="Table11.A1" table:number-rows-spanned="2" office:value-type="string">
            <text:p text:style-name="P10">Descrizione materiali</text:p>
          </table:table-cell>
          <table:table-cell table:style-name="Table11.D1" table:number-columns-spanned="2" office:value-type="string">
            <text:p text:style-name="P10">GM1</text:p>
          </table:table-cell>
          <table:covered-table-cell/>
          <table:table-cell table:style-name="Table11.D1" table:number-columns-spanned="2" office:value-type="string">
            <text:p text:style-name="P10">GM2</text:p>
          </table:table-cell>
          <table:covered-table-cell/>
          <table:table-cell table:style-name="Table11.F1" table:number-columns-spanned="2" office:value-type="string">
            <text:p text:style-name="P10">GM3</text:p>
          </table:table-cell>
          <table:covered-table-cell/>
        </table:table-row>
        <table:table-row table:style-name="Table11.1">
          <table:covered-table-cell/>
          <table:table-cell table:style-name="Table11.F2" office:value-type="string">
            <text:p text:style-name="P10">Ita</text:p>
          </table:table-cell>
          <table:table-cell table:style-name="Table11.E2" office:value-type="string">
            <text:p text:style-name="P10">EU</text:p>
          </table:table-cell>
          <table:table-cell table:style-name="Table11.F2" office:value-type="string">
            <text:p text:style-name="P10">Ita</text:p>
          </table:table-cell>
          <table:table-cell table:style-name="Table11.E2" office:value-type="string">
            <text:p text:style-name="P10">EU</text:p>
          </table:table-cell>
          <table:table-cell table:style-name="Table11.F2" office:value-type="string">
            <text:p text:style-name="P10">Ita</text:p>
          </table:table-cell>
          <table:table-cell table:style-name="Table11.G2" office:value-type="string">
            <text:p text:style-name="P10">EU</text:p>
          </table:table-cell>
        </table:table-row>
        <table:table-row table:style-name="Table11.1">
          <table:table-cell table:style-name="Table11.A8" office:value-type="string">
            <text:p text:style-name="P14"><text:span text:style-name="T29">Mobili imbottiti (poltrone, divani, divani letto, materassi, </text:span><text:span text:style-name="Emphasis"><text:span text:style-name="T29">sommier</text:span></text:span><text:span text:style-name="T29">, guanciali, </text:span><text:span text:style-name="Emphasis"><text:span text:style-name="T29">topper</text:span></text:span><text:span text:style-name="T29">, cuscini, </text:span><text:span text:style-name="T30">sedie imbottite</text:span><text:span text:style-name="T29">)</text:span></text:p>
          </table:table-cell>
          <table:table-cell table:style-name="Table11.F8" office:value-type="string">
            <text:p text:style-name="P19">1 IM</text:p>
          </table:table-cell>
          <table:table-cell table:style-name="Table11.C3" table:number-rows-spanned="6" office:value-type="string">
            <text:p text:style-name="P19">[na]</text:p>
          </table:table-cell>
          <table:table-cell table:style-name="Table11.F8" office:value-type="string">
            <text:p text:style-name="P19">1 IM</text:p>
          </table:table-cell>
          <table:table-cell table:style-name="Table11.E8" table:number-rows-spanned="6" office:value-type="string">
            <text:p text:style-name="P19">[na]</text:p>
          </table:table-cell>
          <table:table-cell table:style-name="Table11.F8" office:value-type="string">
            <text:p text:style-name="P19">2 IM</text:p>
          </table:table-cell>
          <table:table-cell table:style-name="Table11.G8" table:number-rows-spanned="6" office:value-type="string">
            <text:p text:style-name="P19">[na]</text:p>
          </table:table-cell>
        </table:table-row>
        <table:table-row table:style-name="Table11.1">
          <table:table-cell table:style-name="Table11.A8" office:value-type="string">
            <text:p text:style-name="P14"><text:span text:style-name="Emphasis"><text:span text:style-name="T29">Bedding<text:line-break/></text:span></text:span><text:span text:style-name="T29">(coperte, copriletti, coprimaterassi)</text:span></text:p>
          </table:table-cell>
          <table:table-cell table:style-name="Table11.F8" table:number-rows-spanned="5" office:value-type="string">
            <text:p text:style-name="P19">1</text:p>
          </table:table-cell>
          <table:covered-table-cell/>
          <table:table-cell table:style-name="Table11.F8" table:number-rows-spanned="5" office:value-type="string">
            <text:p text:style-name="P19">1</text:p>
          </table:table-cell>
          <table:covered-table-cell/>
          <table:table-cell table:style-name="Table11.F8" table:number-rows-spanned="5" office:value-type="string">
            <text:p text:style-name="P19">2</text:p>
          </table:table-cell>
          <table:covered-table-cell/>
        </table:table-row>
        <table:table-row table:style-name="Table11.1">
          <table:table-cell table:style-name="Table11.A8" office:value-type="string">
            <text:p text:style-name="P15">Mobili fissati e non agli elementi strutturali (sedie e sedili non imbottiti)</text:p>
          </table:table-cell>
          <table:covered-table-cell/>
          <table:covered-table-cell/>
          <table:covered-table-cell/>
          <table:covered-table-cell/>
          <table:covered-table-cell/>
          <table:covered-table-cell/>
        </table:table-row>
        <table:table-row table:style-name="Table11.1">
          <table:table-cell table:style-name="Table11.A8" office:value-type="string">
            <text:p text:style-name="P15">Tendoni per tensostrutture,<text:line-break/>strutture pressostatiche e tunnel mobili</text:p>
          </table:table-cell>
          <table:covered-table-cell/>
          <table:covered-table-cell/>
          <table:covered-table-cell/>
          <table:covered-table-cell/>
          <table:covered-table-cell/>
          <table:covered-table-cell/>
        </table:table-row>
        <table:table-row table:style-name="Table11.1">
          <table:table-cell table:style-name="Table11.A8" office:value-type="string">
            <text:p text:style-name="P15">Sipari, drappeggi, tendaggi</text:p>
          </table:table-cell>
          <table:covered-table-cell/>
          <table:covered-table-cell/>
          <table:covered-table-cell/>
          <table:covered-table-cell/>
          <table:covered-table-cell/>
          <table:covered-table-cell/>
        </table:table-row>
        <table:table-row table:style-name="Table11.8">
          <table:table-cell table:style-name="Table11.A8" office:value-type="string">
            <text:p text:style-name="P15">Materiale scenico, scenari fissi e mobili<text:line-break/>(quinte, velari, tendaggi e simili)</text:p>
          </table:table-cell>
          <table:covered-table-cell/>
          <table:covered-table-cell/>
          <table:covered-table-cell/>
          <table:covered-table-cell/>
          <table:covered-table-cell/>
          <table:covered-table-cell/>
        </table:table-row>
        <table:table-row table:style-name="Table11.1">
          <table:table-cell table:style-name="Table11.A9" table:number-columns-spanned="7" office:value-type="string">
            <text:p text:style-name="P15">[na] Non applicabile</text:p>
          </table:table-cell>
          <table:covered-table-cell/>
          <table:covered-table-cell/>
          <table:covered-table-cell/>
          <table:covered-table-cell/>
          <table:covered-table-cell/>
          <table:covered-table-cell/>
        </table:table-row>
      </table:table>
      <text:p text:style-name="P2">Tabella <text:sequence text:ref-name="refTable4" text:name="Table" text:formula="ooow:Table+1" style:num-format="1">S.1-5</text:sequence>: Classificazione in gruppi per arredamento, scenografie, tendoni per coperture</text:p>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B"/>
        <table:table-column table:style-name="Table12.G"/>
        <table:table-row table:style-name="Table12.1">
          <table:table-cell table:style-name="Table12.A1" table:number-rows-spanned="2" office:value-type="string">
            <text:p text:style-name="P10">Descrizione materiali</text:p>
          </table:table-cell>
          <table:table-cell table:style-name="Table12.D1" table:number-columns-spanned="2" office:value-type="string">
            <text:p text:style-name="P10">GM1</text:p>
          </table:table-cell>
          <table:covered-table-cell/>
          <table:table-cell table:style-name="Table12.D1" table:number-columns-spanned="2" office:value-type="string">
            <text:p text:style-name="P10">GM2</text:p>
          </table:table-cell>
          <table:covered-table-cell/>
          <table:table-cell table:style-name="Table12.F1" table:number-columns-spanned="2" office:value-type="string">
            <text:p text:style-name="P10">GM3</text:p>
          </table:table-cell>
          <table:covered-table-cell/>
        </table:table-row>
        <table:table-row table:style-name="Table12.1">
          <table:covered-table-cell/>
          <table:table-cell table:style-name="Table12.F2" office:value-type="string">
            <text:p text:style-name="P10">Ita</text:p>
          </table:table-cell>
          <table:table-cell table:style-name="Table12.E2" office:value-type="string">
            <text:p text:style-name="P10">EU</text:p>
          </table:table-cell>
          <table:table-cell table:style-name="Table12.F2" office:value-type="string">
            <text:p text:style-name="P10">Ita</text:p>
          </table:table-cell>
          <table:table-cell table:style-name="Table12.E2" office:value-type="string">
            <text:p text:style-name="P10">EU</text:p>
          </table:table-cell>
          <table:table-cell table:style-name="Table12.F2" office:value-type="string">
            <text:p text:style-name="P10">Ita</text:p>
          </table:table-cell>
          <table:table-cell table:style-name="Table12.G2" office:value-type="string">
            <text:p text:style-name="P10">EU</text:p>
          </table:table-cell>
        </table:table-row>
        <table:table-row table:style-name="Table12.1">
          <table:table-cell table:style-name="Table12.A9" office:value-type="string">
            <text:p text:style-name="P15">Rivestimenti a soffitto [1]</text:p>
          </table:table-cell>
          <table:table-cell table:style-name="Table12.F9" table:number-rows-spanned="3" office:value-type="string">
            <text:p text:style-name="P19">0</text:p>
          </table:table-cell>
          <table:table-cell table:style-name="Table12.C3" table:number-rows-spanned="3" office:value-type="string">
            <text:p text:style-name="P19">A2-s1,d0</text:p>
          </table:table-cell>
          <table:table-cell table:style-name="Table12.F9" table:number-rows-spanned="5" office:value-type="string">
            <text:p text:style-name="P19">1</text:p>
          </table:table-cell>
          <table:table-cell table:style-name="Table12.E9" table:number-rows-spanned="5" office:value-type="string">
            <text:p text:style-name="P19">B-s2,d0</text:p>
          </table:table-cell>
          <table:table-cell table:style-name="Table12.F9" table:number-rows-spanned="5" office:value-type="string">
            <text:p text:style-name="P19">2</text:p>
          </table:table-cell>
          <table:table-cell table:style-name="Table12.G9" table:number-rows-spanned="5" office:value-type="string">
            <text:p text:style-name="P19">C-s<text:span text:style-name="T5">2</text:span>,d0</text:p>
          </table:table-cell>
        </table:table-row>
        <table:table-row table:style-name="Table12.1">
          <table:table-cell table:style-name="Table12.A9" office:value-type="string">
            <text:p text:style-name="P16">Controsoffitti, <text:span text:style-name="T26">materiali di copertura [2], pannelli di copertura [2], lastre di copertura [2]</text:span></text:p>
          </table:table-cell>
          <table:covered-table-cell/>
          <table:covered-table-cell/>
          <table:covered-table-cell/>
          <table:covered-table-cell/>
          <table:covered-table-cell/>
          <table:covered-table-cell/>
        </table:table-row>
        <table:table-row table:style-name="Table12.1">
          <table:table-cell table:style-name="Table12.A9" office:value-type="string">
            <text:p text:style-name="P15">Pavimentazioni sopraelevate</text:p>
            <text:p text:style-name="P15">(superficie nascosta)</text:p>
          </table:table-cell>
          <table:covered-table-cell/>
          <table:covered-table-cell/>
          <table:covered-table-cell/>
          <table:covered-table-cell/>
          <table:covered-table-cell/>
          <table:covered-table-cell/>
        </table:table-row>
        <table:table-row table:style-name="Table12.6">
          <table:table-cell table:style-name="Table12.A9" office:value-type="string">
            <text:p text:style-name="P15">Rivestimenti a parete [1]</text:p>
          </table:table-cell>
          <table:table-cell table:style-name="Table12.F9" table:number-rows-spanned="2" office:value-type="string">
            <text:p text:style-name="P19">1</text:p>
          </table:table-cell>
          <table:table-cell table:style-name="Table12.C3" table:number-rows-spanned="2" office:value-type="string">
            <text:p text:style-name="P19">B-s1,d0</text:p>
          </table:table-cell>
          <table:covered-table-cell/>
          <table:covered-table-cell/>
          <table:covered-table-cell/>
          <table:covered-table-cell/>
        </table:table-row>
        <table:table-row table:style-name="Table12.1">
          <table:table-cell table:style-name="Table12.A9" office:value-type="string">
            <text:p text:style-name="P15">Partizioni interne, pareti, pareti sospese</text:p>
          </table:table-cell>
          <table:covered-table-cell/>
          <table:covered-table-cell/>
          <table:covered-table-cell/>
          <table:covered-table-cell/>
          <table:covered-table-cell/>
          <table:covered-table-cell/>
        </table:table-row>
        <table:table-row table:style-name="Table12.1">
          <table:table-cell table:style-name="Table12.A9" office:value-type="string">
            <text:p text:style-name="P15">Rivestimenti a pavimento [1]</text:p>
          </table:table-cell>
          <table:table-cell table:style-name="Table12.F9" table:number-rows-spanned="2" office:value-type="string">
            <text:p text:style-name="P19">1</text:p>
          </table:table-cell>
          <table:table-cell table:style-name="Table12.C3" table:number-rows-spanned="2" office:value-type="string">
            <text:p text:style-name="P19">B<text:span text:style-name="EG_20_Pedice">fl</text:span>-s1</text:p>
          </table:table-cell>
          <table:table-cell table:style-name="Table12.F9" table:number-rows-spanned="2" office:value-type="string">
            <text:p text:style-name="P19">1</text:p>
          </table:table-cell>
          <table:table-cell table:style-name="Table12.E9" table:number-rows-spanned="2" office:value-type="string">
            <text:p text:style-name="P19">C<text:span text:style-name="EG_20_Pedice">fl</text:span>-s1</text:p>
          </table:table-cell>
          <table:table-cell table:style-name="Table12.F9" table:number-rows-spanned="2" office:value-type="string">
            <text:p text:style-name="P19">2</text:p>
          </table:table-cell>
          <table:table-cell table:style-name="Table12.G9" table:number-rows-spanned="2" office:value-type="string">
            <text:p text:style-name="P19">C<text:span text:style-name="EG_20_Pedice">fl</text:span>-s2</text:p>
          </table:table-cell>
        </table:table-row>
        <table:table-row table:style-name="Table12.1">
          <table:table-cell table:style-name="Table12.A9" office:value-type="string">
            <text:p text:style-name="P15">Pavimentazioni sopraelevate</text:p>
            <text:p text:style-name="P15">(superficie calpestabile)</text:p>
          </table:table-cell>
          <table:covered-table-cell/>
          <table:covered-table-cell/>
          <table:covered-table-cell/>
          <table:covered-table-cell/>
          <table:covered-table-cell/>
          <table:covered-table-cell/>
        </table:table-row>
        <table:table-row table:style-name="Table12.1">
          <table:table-cell table:style-name="Table12.A10" table:number-columns-spanned="7" office:value-type="string">
            <text:p text:style-name="P6">[1] Qualora trattati con prodotti vernicianti ignifughi, questi ultimi devono avere la corrispondente classificazione indicata ed essere idonei all<text:span text:style-name="T3">’</text:span>impiego previsto.</text:p>
            <text:p text:style-name="P6"><text:span text:style-name="T28">[2]</text:span> <text:span text:style-name="T28">S</text:span>i intendono <text:span text:style-name="T28">tutti </text:span>i materiali utilizzati nell’intero pacchetto costituente <text:span text:style-name="T28">la</text:span> copertura, non soltanto i materiali esposti che costituiscono l’ultimo strato esterno.</text:p>
          </table:table-cell>
          <table:covered-table-cell/>
          <table:covered-table-cell/>
          <table:covered-table-cell/>
          <table:covered-table-cell/>
          <table:covered-table-cell/>
          <table:covered-table-cell/>
        </table:table-row>
      </table:table>
      <text:p text:style-name="P2">Tabella <text:sequence text:ref-name="refTable5" text:name="Table" text:formula="ooow:Table+1" style:num-format="1">S.1-6</text:sequence>: Classificazione in gruppi di materiali per rivestimento e completamento</text:p>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B"/>
        <table:table-column table:style-name="Table13.G"/>
        <table:table-row table:style-name="Table13.1">
          <table:table-cell table:style-name="Table13.A1" table:number-rows-spanned="2" office:value-type="string">
            <text:p text:style-name="P10">Descrizione materiali</text:p>
          </table:table-cell>
          <table:table-cell table:style-name="Table13.D1" table:number-columns-spanned="2" office:value-type="string">
            <text:p text:style-name="P10">GM1</text:p>
          </table:table-cell>
          <table:covered-table-cell/>
          <table:table-cell table:style-name="Table13.D1" table:number-columns-spanned="2" office:value-type="string">
            <text:p text:style-name="P10">GM2</text:p>
          </table:table-cell>
          <table:covered-table-cell/>
          <table:table-cell table:style-name="Table13.F1" table:number-columns-spanned="2" office:value-type="string">
            <text:p text:style-name="P10">GM3</text:p>
          </table:table-cell>
          <table:covered-table-cell/>
        </table:table-row>
        <table:table-row table:style-name="Table13.1">
          <table:covered-table-cell/>
          <table:table-cell table:style-name="Table13.F2" office:value-type="string">
            <text:p text:style-name="P10">Ita</text:p>
          </table:table-cell>
          <table:table-cell table:style-name="Table13.E2" office:value-type="string">
            <text:p text:style-name="P10">EU</text:p>
          </table:table-cell>
          <table:table-cell table:style-name="Table13.F2" office:value-type="string">
            <text:p text:style-name="P10">Ita</text:p>
          </table:table-cell>
          <table:table-cell table:style-name="Table13.E2" office:value-type="string">
            <text:p text:style-name="P10">EU</text:p>
          </table:table-cell>
          <table:table-cell table:style-name="Table13.F2" office:value-type="string">
            <text:p text:style-name="P10">Ita</text:p>
          </table:table-cell>
          <table:table-cell table:style-name="Table13.G2" office:value-type="string">
            <text:p text:style-name="P10">EU</text:p>
          </table:table-cell>
        </table:table-row>
        <table:table-row table:style-name="Table13.1">
          <table:table-cell table:style-name="Table13.A6" office:value-type="string">
            <text:p text:style-name="P15">Isolanti protetti [1]</text:p>
          </table:table-cell>
          <table:table-cell table:style-name="Table13.F6" table:number-rows-spanned="2" office:value-type="string">
            <text:p text:style-name="P19">2</text:p>
          </table:table-cell>
          <table:table-cell table:style-name="Table13.C3" office:value-type="string">
            <text:p text:style-name="P19">C-s2,d0</text:p>
          </table:table-cell>
          <table:table-cell table:style-name="Table13.F6" table:number-rows-spanned="2" office:value-type="string">
            <text:p text:style-name="P19">3</text:p>
          </table:table-cell>
          <table:table-cell table:style-name="Table13.E6" office:value-type="string">
            <text:p text:style-name="P19">D-s2,d2</text:p>
          </table:table-cell>
          <table:table-cell table:style-name="Table13.F6" table:number-rows-spanned="2" office:value-type="string">
            <text:p text:style-name="P19">4</text:p>
          </table:table-cell>
          <table:table-cell table:style-name="Table13.G6" office:value-type="string">
            <text:p text:style-name="P19">E</text:p>
          </table:table-cell>
        </table:table-row>
        <table:table-row table:style-name="Table13.1">
          <table:table-cell table:style-name="Table13.A6" office:value-type="string">
            <text:p text:style-name="P15">Isolanti lineari protetti [1], [3]</text:p>
          </table:table-cell>
          <table:covered-table-cell/>
          <table:table-cell table:style-name="Table13.C3" office:value-type="string">
            <text:p text:style-name="P19">C<text:span text:style-name="EG_20_Pedice">L</text:span>-s2,d0</text:p>
          </table:table-cell>
          <table:covered-table-cell/>
          <table:table-cell table:style-name="Table13.E6" office:value-type="string">
            <text:p text:style-name="P19">D<text:span text:style-name="EG_20_Pedice">L</text:span>-s2,d2</text:p>
          </table:table-cell>
          <table:covered-table-cell/>
          <table:table-cell table:style-name="Table13.G6" office:value-type="string">
            <text:p text:style-name="P19">E<text:span text:style-name="EG_20_Pedice">L</text:span></text:p>
          </table:table-cell>
        </table:table-row>
        <table:table-row table:style-name="Table13.1">
          <table:table-cell table:style-name="Table13.A6" office:value-type="string">
            <text:p text:style-name="P15">Isolanti in vista [2], [4]</text:p>
          </table:table-cell>
          <table:table-cell table:style-name="Table13.F6" table:number-rows-spanned="2" office:value-type="string">
            <text:p text:style-name="P19">0,<text:line-break/>0-1</text:p>
          </table:table-cell>
          <table:table-cell table:style-name="Table13.C3" office:value-type="string">
            <text:p text:style-name="P19">A2-s1,d0</text:p>
          </table:table-cell>
          <table:table-cell table:style-name="Table13.F6" table:number-rows-spanned="2" office:value-type="string">
            <text:p text:style-name="P19">1,<text:line-break/>0-1</text:p>
          </table:table-cell>
          <table:table-cell table:style-name="Table13.E6" office:value-type="string">
            <text:p text:style-name="P19">B-s2,d0</text:p>
          </table:table-cell>
          <table:table-cell table:style-name="Table13.F6" table:number-rows-spanned="2" office:value-type="string">
            <text:p text:style-name="P19">1,<text:line-break/>1-1</text:p>
          </table:table-cell>
          <table:table-cell table:style-name="Table13.G6" office:value-type="string">
            <text:p text:style-name="P19">B-s3,d0</text:p>
          </table:table-cell>
        </table:table-row>
        <table:table-row table:style-name="Table13.1">
          <table:table-cell table:style-name="Table13.A6" office:value-type="string">
            <text:p text:style-name="P6">Isolanti lineari in vista [2], [3], [4]</text:p>
          </table:table-cell>
          <table:covered-table-cell/>
          <table:table-cell table:style-name="Table13.C3" office:value-type="string">
            <text:p text:style-name="P19">A2<text:span text:style-name="EG_20_Pedice">L</text:span>-s1,d0</text:p>
          </table:table-cell>
          <table:covered-table-cell/>
          <table:table-cell table:style-name="Table13.E6" office:value-type="string">
            <text:p text:style-name="P19">B<text:span text:style-name="EG_20_Pedice">L</text:span>-s3,d0</text:p>
          </table:table-cell>
          <table:covered-table-cell/>
          <table:table-cell table:style-name="Table13.G6" office:value-type="string">
            <text:p text:style-name="P19">B<text:span text:style-name="EG_20_Pedice">L</text:span>-s3,d0</text:p>
          </table:table-cell>
        </table:table-row>
        <table:table-row table:style-name="Table13.1">
          <table:table-cell table:style-name="Table13.A7" table:number-columns-spanned="7" office:value-type="string">
            <text:p text:style-name="P6">[1] Protetti con materiali non metallici del gruppo GM0 <text:span text:style-name="T14">oppure</text:span> prodotti di classe di resistenza al fuoco K 10 e classe minima di reazione al fuoco B-s1,d0.</text:p>
            <text:p text:style-name="P6">[2] Non protetti come indicato nella nota [1] della presente tabella</text:p>
            <text:p text:style-name="P6">[3] Classificazione riferita a prodotti di forma lineare destinati all’isolamento termico di condutture di diametro massimo comprensivo dell<text:span text:style-name="T3">’</text:span>isolamento di 300 mm</text:p>
            <text:p text:style-name="P5"><text:span text:style-name="T29">[4] Eventuale doppia classificazione italiana (componente esterno che ricopre su tutte le facce esposte alle fiamme il componente isolante - componente isolante a sé stante) riferita a </text:span><text:span text:style-name="Emphasis"><text:span text:style-name="T29">materiale isolante in vista</text:span></text:span><text:span text:style-name="T29"> realizzato come prodotto a più strati di cui almeno uno sia componente isolante; quest’ultimo non esposto direttamente alle fiamme</text:span></text:p>
          </table:table-cell>
          <table:covered-table-cell/>
          <table:covered-table-cell/>
          <table:covered-table-cell/>
          <table:covered-table-cell/>
          <table:covered-table-cell/>
          <table:covered-table-cell/>
        </table:table-row>
      </table:table>
      <text:p text:style-name="P2">Tabella <text:sequence text:ref-name="refTable6" text:name="Table" text:formula="ooow:Table+1" style:num-format="1">S.1-7</text:sequence>: Classificazione in gruppi di materiali per l<text:span text:style-name="T6">’</text:span>isolamento</text:p>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B"/>
        <table:table-column table:style-name="Table14.G"/>
        <text:soft-page-break/>
        <table:table-row table:style-name="Table14.1">
          <table:table-cell table:style-name="Table14.A1" table:number-rows-spanned="2" office:value-type="string">
            <text:p text:style-name="P10">Descrizione materiali</text:p>
          </table:table-cell>
          <table:table-cell table:style-name="Table14.D1" table:number-columns-spanned="2" office:value-type="string">
            <text:p text:style-name="P10">GM1</text:p>
          </table:table-cell>
          <table:covered-table-cell/>
          <table:table-cell table:style-name="Table14.D1" table:number-columns-spanned="2" office:value-type="string">
            <text:p text:style-name="P10">GM2</text:p>
          </table:table-cell>
          <table:covered-table-cell/>
          <table:table-cell table:style-name="Table14.F1" table:number-columns-spanned="2" office:value-type="string">
            <text:p text:style-name="P10">GM3</text:p>
          </table:table-cell>
          <table:covered-table-cell/>
        </table:table-row>
        <table:table-row table:style-name="Table14.1">
          <table:covered-table-cell/>
          <table:table-cell table:style-name="Table14.F2" office:value-type="string">
            <text:p text:style-name="P10">Ita</text:p>
          </table:table-cell>
          <table:table-cell table:style-name="Table14.E2" office:value-type="string">
            <text:p text:style-name="P10">EU</text:p>
          </table:table-cell>
          <table:table-cell table:style-name="Table14.F2" office:value-type="string">
            <text:p text:style-name="P10">Ita</text:p>
          </table:table-cell>
          <table:table-cell table:style-name="Table14.E2" office:value-type="string">
            <text:p text:style-name="P10">EU</text:p>
          </table:table-cell>
          <table:table-cell table:style-name="Table14.F2" office:value-type="string">
            <text:p text:style-name="P10">Ita</text:p>
          </table:table-cell>
          <table:table-cell table:style-name="Table14.G2" office:value-type="string">
            <text:p text:style-name="P10">EU</text:p>
          </table:table-cell>
        </table:table-row>
        <table:table-row table:style-name="Table14.1">
          <table:table-cell table:style-name="Table14.A7" office:value-type="string">
            <text:p text:style-name="P14">Condotte di ventilazione e riscaldamento</text:p>
          </table:table-cell>
          <table:table-cell table:style-name="Table14.F7" office:value-type="string">
            <text:p text:style-name="P12">0</text:p>
          </table:table-cell>
          <table:table-cell table:style-name="Table14.C3" office:value-type="string">
            <text:p text:style-name="P18">A2-s1,d0</text:p>
          </table:table-cell>
          <table:table-cell table:style-name="Table14.F7" office:value-type="string">
            <text:p text:style-name="P12">1</text:p>
          </table:table-cell>
          <table:table-cell table:style-name="Table14.E7" office:value-type="string">
            <text:p text:style-name="P12">B-s2,d0</text:p>
          </table:table-cell>
          <table:table-cell table:style-name="Table14.F7" office:value-type="string">
            <text:p text:style-name="P12">1</text:p>
          </table:table-cell>
          <table:table-cell table:style-name="Table14.G7" office:value-type="string">
            <text:p text:style-name="P12">B-s3,d0</text:p>
          </table:table-cell>
        </table:table-row>
        <table:table-row table:style-name="Table14.1">
          <table:table-cell table:style-name="Table14.A7" office:value-type="string">
            <text:p text:style-name="P14">Condotte di ventilazione<text:line-break/>e riscaldamento preisolate [1]</text:p>
          </table:table-cell>
          <table:table-cell table:style-name="Table14.F7" office:value-type="string">
            <text:p text:style-name="P12">0-1</text:p>
          </table:table-cell>
          <table:table-cell table:style-name="Table14.C3" office:value-type="string">
            <text:p text:style-name="P13"><text:span text:style-name="T33">B</text:span>-s<text:span text:style-name="T33">2</text:span>,d0</text:p>
          </table:table-cell>
          <table:table-cell table:style-name="Table14.F7" office:value-type="string">
            <text:p text:style-name="P12">0-1</text:p>
          </table:table-cell>
          <table:table-cell table:style-name="Table14.E7" office:value-type="string">
            <text:p text:style-name="P12">B-s2,d0</text:p>
          </table:table-cell>
          <table:table-cell table:style-name="Table14.F7" office:value-type="string">
            <text:p text:style-name="P12">1-1</text:p>
          </table:table-cell>
          <table:table-cell table:style-name="Table14.G7" office:value-type="string">
            <text:p text:style-name="P12">B-s3,d0</text:p>
          </table:table-cell>
        </table:table-row>
        <table:table-row table:style-name="Table14.1">
          <table:table-cell table:style-name="Table14.A7" office:value-type="string">
            <text:p text:style-name="P14">Raccordi e giunti per condotte di ventilazione e riscaldamento (L ≤ 1,5 m)</text:p>
          </table:table-cell>
          <table:table-cell table:style-name="Table14.F7" office:value-type="string">
            <text:p text:style-name="P12">1</text:p>
          </table:table-cell>
          <table:table-cell table:style-name="Table14.C3" office:value-type="string">
            <text:p text:style-name="P12">B-s1,d0</text:p>
          </table:table-cell>
          <table:table-cell table:style-name="Table14.F7" office:value-type="string">
            <text:p text:style-name="P12">1</text:p>
          </table:table-cell>
          <table:table-cell table:style-name="Table14.E7" office:value-type="string">
            <text:p text:style-name="P12">B-s2,d0</text:p>
          </table:table-cell>
          <table:table-cell table:style-name="Table14.F7" office:value-type="string">
            <text:p text:style-name="P12">2</text:p>
          </table:table-cell>
          <table:table-cell table:style-name="Table14.G7" office:value-type="string">
            <text:p text:style-name="P12">C-s<text:span text:style-name="T5">3</text:span>,d0</text:p>
          </table:table-cell>
        </table:table-row>
        <table:table-row table:style-name="Table14.1">
          <table:table-cell table:style-name="Table14.A7" office:value-type="string">
            <text:p text:style-name="P14">Canalizzazioni per cavi per energia, controllo e comunicazioni [2]</text:p>
          </table:table-cell>
          <table:table-cell table:style-name="Table14.F7" office:value-type="string">
            <text:p text:style-name="P12">0</text:p>
          </table:table-cell>
          <table:table-cell table:style-name="Table14.C3" office:value-type="string">
            <text:p text:style-name="P12">[na]</text:p>
          </table:table-cell>
          <table:table-cell table:style-name="Table14.F7" office:value-type="string">
            <text:p text:style-name="P12">1</text:p>
          </table:table-cell>
          <table:table-cell table:style-name="Table14.E7" office:value-type="string">
            <text:p text:style-name="P12">[na]</text:p>
          </table:table-cell>
          <table:table-cell table:style-name="Table14.F7" office:value-type="string">
            <text:p text:style-name="P12">1</text:p>
          </table:table-cell>
          <table:table-cell table:style-name="Table14.G7" office:value-type="string">
            <text:p text:style-name="P12">[na]</text:p>
          </table:table-cell>
        </table:table-row>
        <table:table-row table:style-name="Table14.1">
          <table:table-cell table:style-name="Table14.A7" office:value-type="string">
            <text:p text:style-name="P14">Cavi per energia,<text:line-break/>controllo e comunicazioni [2] [3]</text:p>
          </table:table-cell>
          <table:table-cell table:style-name="Table14.F7" office:value-type="string">
            <text:p text:style-name="P12">[na]</text:p>
          </table:table-cell>
          <table:table-cell table:style-name="Table14.C3" office:value-type="string">
            <text:p text:style-name="P12">B2<text:span text:style-name="EG_20_Pedice">ca</text:span>-s1,d0,a1</text:p>
          </table:table-cell>
          <table:table-cell table:style-name="Table14.F7" office:value-type="string">
            <text:p text:style-name="P12">[na]</text:p>
          </table:table-cell>
          <table:table-cell table:style-name="Table14.E7" office:value-type="string">
            <text:p text:style-name="P12">C<text:span text:style-name="EG_20_Pedice">ca</text:span>-s1,d0,a2</text:p>
          </table:table-cell>
          <table:table-cell table:style-name="Table14.F7" office:value-type="string">
            <text:p text:style-name="P12">[na]</text:p>
          </table:table-cell>
          <table:table-cell table:style-name="Table14.G7" office:value-type="string">
            <text:p text:style-name="P12">E<text:span text:style-name="EG_20_Pedice">ca</text:span></text:p>
          </table:table-cell>
        </table:table-row>
        <table:table-row table:style-name="Table14.1">
          <table:table-cell table:style-name="Table14.A8" table:number-columns-spanned="7" office:value-type="string">
            <text:p text:style-name="P5">[na] Non applicabile.</text:p>
            <text:p text:style-name="P7">[1] Eventuale doppia classificazione italiana riferita a <text:span text:style-name="Emphasis">condotta preisolata</text:span> con componente isolante non esposto direttamente alle fiamme; la prima classe è riferita alla condotta nel suo complesso (nel caso di superfici esterne non combustibili che offrano adeguate garanzie di stabilità e continuità anche nel tempo, la classe attribuita alla condotta nel suo complesso è 0), la seconda classe è riferita al componente isolante. La singola classe europea B-s2,d0 è ammessa solo se il componente isolante non è esposto direttamente alle fiamme per la presenza di uno strato di materiale incombustibile o di classe A1 che lo ricopre su tutte le facce, ivi inclusi i punti di interruzione longitudinali e trasversali della condotta.</text:p>
            <text:p text:style-name="P5">[2] Prestazione di reazione al fuoco richiesta solo quando le <text:span text:style-name="T23">canalizzazioni, i cavi elettrici o i cavi di segnale</text:span> non sono incassat<text:span text:style-name="T23">i</text:span> in materiali incombustibili.</text:p>
            <text:p text:style-name="P5">[3] La classificazione aggiuntiva relativa al gocciolamento <text:span text:style-name="Emphasis">d0 </text:span>può essere declassata a <text:span text:style-name="Emphasis">d1</text:span> qualora <text:span text:style-name="T15">la </text:span><text:span text:style-name="Emphasis"><text:span text:style-name="T15">condizione d’uso finale</text:span></text:span><text:span text:style-name="T15"> dei cavi sia tale da impedire fisicamente il gocciolamento (es. posa a pavimento, posa in canalizzazioni non forate, posa su controsoffitti non forati, …).</text:span></text:p>
          </table:table-cell>
          <table:covered-table-cell/>
          <table:covered-table-cell/>
          <table:covered-table-cell/>
          <table:covered-table-cell/>
          <table:covered-table-cell/>
          <table:covered-table-cell/>
        </table:table-row>
      </table:table>
      <text:p text:style-name="P2">Tabella <text:sequence text:ref-name="refTable7" text:name="Table" text:formula="ooow:Table+1" style:num-format="1">S.1-8</text:sequence>: Classificazione in gruppi di materiali per impianti</text:p>
      <text:h text:style-name="P28" text:outline-level="3"><text:bookmark-start text:name="__RefHeading__23829_927258274"/>Esclusione dalla verifica dei requisiti di reazione al fuoco<text:bookmark-end text:name="__RefHeading__23829_927258274"/></text:h>
      <text:list xml:id="list183221094763880" text:continue-list="list183219924908734" text:style-name="EG_20_All_20_commi">
        <text:list-item text:start-value="1">
          <text:p text:style-name="P35">Se non diversamente indicato o determinato in esito a specifica valutazione del rischio, non è richiesta la verifica dei requisiti di reazione al fuoco dei seguenti materiali:</text:p>
          <text:list>
            <text:list-item>
              <text:p text:style-name="P35">materiali stoccati od oggetto di processi produttivi (es. beni in deposito, in vendita, in esposizione …);</text:p>
            </text:list-item>
            <text:list-item>
              <text:p text:style-name="P35"><text:span text:style-name="Emphasis">elementi strutturali portanti</text:span> per i quali sia già richiesta la verifica dei requisiti di <text:span text:style-name="Emphasis">resistenza al fuoco</text:span>;</text:p>
            </text:list-item>
            <text:list-item>
              <text:p text:style-name="P35">materiali protetti con separazioni di classe di resistenza al fuoco almeno K 30 o EI 30.</text:p>
            </text:list-item>
          </text:list>
        </text:list-item>
        <text:list-item>
          <text:p text:style-name="P35">Per eventuali <text:span text:style-name="Emphasis">rivestimenti</text:span> ed <text:span text:style-name="Emphasis">altri materiali</text:span> applicati sugli elementi strutturali di cui al comma 1 <text:span text:style-name="T16">lettera </text:span>b rimane comunque obbligatoria la verifica dei requisiti di reazione al fuoco in funzione dei pertinenti livelli di prestazione di reazione al fuoco.</text:p>
        </text:list-item>
      </text:list>
      <text:h text:style-name="P28" text:outline-level="3"><text:bookmark-start text:name="__RefHeading__185343_1904530980"/><text:span text:style-name="T19">Indicazioni</text:span> complementari<text:bookmark-end text:name="__RefHeading__185343_1904530980"/></text:h>
      <text:list xml:id="list183219555699985" text:continue-list="list183221094763880" text:style-name="EG_20_All_20_commi">
        <text:list-item text:start-value="1">
          <text:p text:style-name="P35">La verifica dei requisiti minimi di reazione al fuoco dei materiali da costruzione va effettuata rispettando il <text:span text:style-name="T1">DM 10/03/2005</text:span>, mentre per gli altri materiali va effettuata rispettando il <text:span text:style-name="T1">DM </text:span>26/<text:span text:style-name="T1">06/</text:span>1984.</text:p>
        </text:list-item>
        <text:list-item>
          <text:p text:style-name="P37"><text:soft-page-break/>Sulle facciate devono essere utilizzati materiali di rivestimento che limitino il rischio di incendio delle facciate stesse nonché la sua propagazione, a causa di un eventuale fuoco avente origine esterna o origine interna, <text:span text:style-name="T5">per effetto</text:span> di fiamme e fumi caldi che fuoriescono da vani, aperture, cavità e interstizi.</text:p>
        </text:list-item>
      </text:list>
      <text:list xml:id="list2135118073" text:style-name="EG_20_All_20_nota_20_auto">
        <text:list-item>
          <text:p text:style-name="P26">Utile riferimento è costituito dalle circolari <text:span text:style-name="T1">DCPST</text:span> n. 5643 del 31 marzo 2010 e <text:span text:style-name="T1">DCPST n. </text:span>5043 del 15 aprile 2013 recanti <text:span text:style-name="T17">guida tecnica</text:span> su “<text:span text:style-name="Emphasis">Requisiti di sicurezza antincendio delle facciate negli edifici civili</text:span>”.</text:p>
        </text:list-item>
      </text:list>
      <text:list xml:id="list183220075078978" text:continue-list="list183219555699985" text:style-name="EG_20_All_20_commi">
        <text:list-item>
          <text:p text:style-name="P35">Si richiama la possibilità di prevedere prestazioni di reazione al fuoco anche per altri materiali (es. porte, lucernari, pannelli fotovoltaici, …) laddove la valutazione del rischio ne evidenzi la necessità (es. percorsi di esodo con presenza rilevante di porte, percorsi di esodo con presenza significativa di lucernari, coperture combustibili sottostanti a pannelli fotovoltaici, …).</text:p>
        </text:list-item>
      </text:list>
      <text:h text:style-name="P28" text:outline-level="3"><text:bookmark-start text:name="__RefHeading__1870_850093929"/>Riferimenti<text:bookmark-end text:name="__RefHeading__1870_850093929"/></text:h>
      <text:list xml:id="list183220954009914" text:continue-list="list183220075078978" text:style-name="EG_20_All_20_commi">
        <text:list-item text:start-value="1">
          <text:p text:style-name="P35"><text:bookmark-start text:name="__RefHeading__4030_4719215301"/>Si indicano i seguenti riferimenti:<text:bookmark-end text:name="__RefHeading__4030_4719215301"/></text:p>
          <text:list>
            <text:list-item>
              <text:p text:style-name="P35">Commissione europea, Direzione generale per le Imprese e l<text:span text:style-name="T2">’</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item>
              <text:p text:style-name="P35"><text:span text:style-name="T1">D</text:span>ecreto del Ministero dell’Interno 10 marzo 2005 “<text:span text:style-name="Emphasis">Classi di reazione al fuoco per i prodotti da costruzione da impiegarsi nelle opere per le quali è prescritto il requisito della sicurezza in caso d’incendio</text:span>”;</text:p>
            </text:list-item>
            <text:list-item>
              <text:p text:style-name="P35"><text:span text:style-name="T1">D</text:span>ecreto del Ministero dell’Interno 26 giugno 1984 “<text:span text:style-name="Emphasis">Classificazione di reazione al fuoco ed omologazione dei materiali ai fini della prevenzione incendi</text:span>”;</text:p>
            </text:list-item>
            <text:list-item>
              <text:p text:style-name="P35"><text:span text:style-name="T20">s</text:span>ezione “<text:span text:style-name="Emphasis">Prodotti antincendio sicuri</text:span>” della pagina web:<text:tab/> <text:a xlink:type="simple" xlink:href="http://www.vigilfuoco.it/" text:style-name="Internet_20_link" text:visited-style-name="Visited_20_Internet_20_Link"><text:span text:style-name="T20">http://</text:span></text:a><text:a xlink:type="simple" xlink:href="http://www.vigilfuoco.it/" text:style-name="Internet_20_link" text:visited-style-name="Visited_20_Internet_20_Link">www.vigilfuoco.it</text:a></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1</text:chapter><text:s/><text:chapter text:display="name" text:outline-level="2">Reazione al fuoco</text:chapter><text:tab/>Pagina <text:chapter text:display="plain-number" text:outline-level="2">S.1</text:chapter>-<text:page-number text:select-page="current">8</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Reazione al fuoc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3H59M27S</meta:editing-duration>
    <meta:editing-cycles>68</meta:editing-cycles>
    <meta:generator>LibreOffice/6.4.5.2$Linux_X86_64 LibreOffice_project/40$Build-2</meta:generator>
    <dc:title>modello_codicepi_14</dc:title>
    <meta:initial-creator>Emanuele Gissi</meta:initial-creator>
    <dc:date>2020-07-25T18:32:18.943322037</dc:date>
    <meta:document-statistic meta:table-count="8" meta:image-count="0" meta:object-count="0" meta:page-count="9" meta:paragraph-count="250" meta:word-count="2009" meta:character-count="13394" meta:non-whitespace-character-count="11680"/>
    <meta:template xlink:type="simple" xlink:actuate="onRequest" xlink:title="modello_codicepi_14" xlink:href="../../../../../../Modelli/modello_codicepi_14.ott" meta:date="2019-06-11T19:42:58.853340625"/>
  </office:meta>
</office:document-meta>
</file>